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visibility="collapse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>
            <text:p>iotop write</text:p>
          </table:table-cell>
          <table:table-cell office:value-type="string">
            <text:p>786 k/s</text:p>
          </table:table-cell>
          <table:table-cell table:style-name="ce7" table:formula="of:=690*4" office:value-type="float" office:value="2760">
            <text:p>2760</text:p>
          </table:table-cell>
          <table:table-cell office:value-type="float" office:value="3.25">
            <text:p>3.25</text:p>
          </table:table-cell>
          <table:table-cell table:formula="of:=637*6" office:value-type="float" office:value="3822">
            <text:p>3822</text:p>
          </table:table-cell>
          <table:table-cell table:formula="of:=610*7" office:value-type="float" office:value="4270">
            <text:p>4270</text:p>
          </table:table-cell>
          <table:table-cell table:formula="of:=8*543" office:value-type="float" office:value="4344">
            <text:p>4344</text:p>
          </table:table-cell>
          <table:table-cell table:formula="of:=9*400" office:value-type="float" office:value="3600">
            <text:p>3600</text:p>
          </table:table-cell>
          <table:table-cell table:formula="of:=10*310" office:value-type="float" office:value="3100">
            <text:p>3100</text:p>
          </table:table-cell>
          <table:table-cell office:value-type="string">
            <text:p>3.4M/s</text:p>
          </table:table-cell>
          <table:table-cell table:style-name="ce1" office:value-type="string">
            <text:p>2.3M/s</text:p>
          </table:table-cell>
          <table:table-cell office:value-type="string">
            <text:p>2.2 M/s</text:p>
          </table:table-cell>
          <table:table-cell office:value-type="string">
            <text:p>if it looks like that the maximum writing speed for multiple files is 3.4M/s and the writing speed for one process is 786 k/s then the number of threads that can used the maximum capacity of the I/O is 4.32, it means 4.</text:p>
          </table:table-cell>
        </table:table-row>
        <table:table-row table:style-name="ro1">
          <table:table-cell table:style-name="Default"/>
          <table:table-cell/>
          <table:table-cell office:value-type="string">
            <text:p>1 jobs</text:p>
          </table:table-cell>
          <table:table-cell office:value-type="string">
            <text:p>4 jobs</text:p>
          </table:table-cell>
          <table:table-cell table:style-name="ce1" office:value-type="string">
            <text:p>5 jobs</text:p>
          </table:table-cell>
          <table:table-cell table:style-name="ce1" office:value-type="string">
            <text:p>6 jobs</text:p>
          </table:table-cell>
          <table:table-cell table:style-name="ce1" office:value-type="string">
            <text:p>7 jobs</text:p>
          </table:table-cell>
          <table:table-cell office:value-type="string">
            <text:p>8 jobs</text:p>
          </table:table-cell>
          <table:table-cell table:style-name="ce1" office:value-type="string">
            <text:p>9 jobs</text:p>
          </table:table-cell>
          <table:table-cell table:style-name="ce1" office:value-type="string">
            <text:p>10 jobs</text:p>
          </table:table-cell>
          <table:table-cell office:value-type="string">
            <text:p>10 jobs</text:p>
          </table:table-cell>
          <table:table-cell table:style-name="ce1" office:value-type="string">
            <text:p>20 jobs</text:p>
          </table:table-cell>
          <table:table-cell table:style-name="ce1" office:value-type="string">
            <text:p>40 jobs</text:p>
          </table:table-cell>
          <table:table-cell/>
        </table:table-row>
        <table:table-row table:style-name="ro1">
          <table:table-cell table:style-name="Default"/>
          <table:table-cell table:style-name="ce3"/>
          <table:table-cell table:style-name="ce5" office:value-type="string">
            <text:p>77m45.977s</text:p>
          </table:table-cell>
          <table:table-cell table:style-name="ce5" office:value-type="string">
            <text:p>22m46.043s</text:p>
          </table:table-cell>
          <table:table-cell table:style-name="ce5" office:value-type="string">
            <text:p>19m9.392s</text:p>
          </table:table-cell>
          <table:table-cell table:style-name="ce6" office:value-type="string">
            <text:p>16m35.225s</text:p>
          </table:table-cell>
          <table:table-cell table:style-name="ce6" office:value-type="string">
            <text:p>15m6.072s</text:p>
          </table:table-cell>
          <table:table-cell table:style-name="ce5" office:value-type="string">
            <text:p>14m49.141</text:p>
          </table:table-cell>
          <table:table-cell table:style-name="ce6" office:value-type="string">
            <text:p>17m15.326s</text:p>
          </table:table-cell>
          <table:table-cell table:style-name="ce6" office:value-type="string">
            <text:p>19m41.570s</text:p>
          </table:table-cell>
          <table:table-cell table:style-name="ce5" office:value-type="string">
            <text:p>14m49.141s</text:p>
          </table:table-cell>
          <table:table-cell table:style-name="ce6" office:value-type="string">
            <text:p>25m44.033s</text:p>
          </table:table-cell>
          <table:table-cell table:style-name="ce6" office:value-type="string">
            <text:p>26m50.220s</text:p>
          </table:table-cell>
          <table:table-cell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string">
            <text:p>nfcapd.201511290000</text:p>
          </table:table-cell>
          <table:table-cell office:value-type="float" office:value="33.194">
            <text:p>33.194</text:p>
          </table:table-cell>
          <table:table-cell office:value-type="float" office:value="39.577">
            <text:p>39.577</text:p>
          </table:table-cell>
          <table:table-cell table:style-name="ce1" office:value-type="float" office:value="39.229">
            <text:p>39.229</text:p>
          </table:table-cell>
          <table:table-cell table:style-name="ce1" office:value-type="float" office:value="41.245">
            <text:p>41.245</text:p>
          </table:table-cell>
          <table:table-cell table:style-name="ce1" office:value-type="float" office:value="43.184">
            <text:p>43.184</text:p>
          </table:table-cell>
          <table:table-cell office:value-type="float" office:value="48.402">
            <text:p>48.402</text:p>
          </table:table-cell>
          <table:table-cell table:style-name="ce1" office:value-type="float" office:value="65.288">
            <text:p>65.288</text:p>
          </table:table-cell>
          <table:table-cell table:style-name="ce1" office:value-type="float" office:value="79.045">
            <text:p>79.045</text:p>
          </table:table-cell>
          <table:table-cell office:value-type="float" office:value="79.3">
            <text:p>79.3</text:p>
          </table:table-cell>
          <table:table-cell table:style-name="ce1" office:value-type="float" office:value="217.785">
            <text:p>217.785</text:p>
          </table:table-cell>
          <table:table-cell table:style-name="ce1" office:value-type="float" office:value="454.928">
            <text:p>454.928</text:p>
          </table:table-cell>
          <table:table-cell/>
        </table:table-row>
        <table:table-row table:style-name="ro1">
          <table:table-cell table:style-name="Default" table:formula="of:=[.A4]+1" office:value-type="float" office:value="2">
            <text:p>2</text:p>
          </table:table-cell>
          <table:table-cell office:value-type="string">
            <text:p>nfcapd.201511290005</text:p>
          </table:table-cell>
          <table:table-cell office:value-type="float" office:value="31.301">
            <text:p>31.301</text:p>
          </table:table-cell>
          <table:table-cell office:value-type="float" office:value="35.259">
            <text:p>35.259</text:p>
          </table:table-cell>
          <table:table-cell table:style-name="ce1" office:value-type="float" office:value="37.983">
            <text:p>37.983</text:p>
          </table:table-cell>
          <table:table-cell table:style-name="ce1" office:value-type="float" office:value="38.092">
            <text:p>38.092</text:p>
          </table:table-cell>
          <table:table-cell table:style-name="ce1" office:value-type="float" office:value="41.681">
            <text:p>41.681</text:p>
          </table:table-cell>
          <table:table-cell office:value-type="float" office:value="45.722">
            <text:p>45.722</text:p>
          </table:table-cell>
          <table:table-cell table:style-name="ce1" office:value-type="float" office:value="60.421">
            <text:p>60.421</text:p>
          </table:table-cell>
          <table:table-cell table:style-name="ce1" office:value-type="float" office:value="74.991">
            <text:p>74.991</text:p>
          </table:table-cell>
          <table:table-cell office:value-type="float" office:value="74.749">
            <text:p>74.749</text:p>
          </table:table-cell>
          <table:table-cell table:style-name="ce1" office:value-type="float" office:value="209.703">
            <text:p>209.703</text:p>
          </table:table-cell>
          <table:table-cell table:style-name="ce1" office:value-type="float" office:value="431.843">
            <text:p>431.843</text:p>
          </table:table-cell>
          <table:table-cell/>
        </table:table-row>
        <table:table-row table:style-name="ro1">
          <table:table-cell table:style-name="Default" table:formula="of:=[.A5]+1" office:value-type="float" office:value="3">
            <text:p>3</text:p>
          </table:table-cell>
          <table:table-cell office:value-type="string">
            <text:p>nfcapd.201511290010</text:p>
          </table:table-cell>
          <table:table-cell office:value-type="float" office:value="33.253">
            <text:p>33.253</text:p>
          </table:table-cell>
          <table:table-cell office:value-type="float" office:value="37.823">
            <text:p>37.823</text:p>
          </table:table-cell>
          <table:table-cell table:style-name="ce1" office:value-type="float" office:value="39.826">
            <text:p>39.826</text:p>
          </table:table-cell>
          <table:table-cell table:style-name="ce1" office:value-type="float" office:value="41.009">
            <text:p>41.009</text:p>
          </table:table-cell>
          <table:table-cell table:style-name="ce1" office:value-type="float" office:value="43.769">
            <text:p>43.769</text:p>
          </table:table-cell>
          <table:table-cell office:value-type="float" office:value="47.795">
            <text:p>47.795</text:p>
          </table:table-cell>
          <table:table-cell table:style-name="ce1" office:value-type="float" office:value="65.361">
            <text:p>65.361</text:p>
          </table:table-cell>
          <table:table-cell table:style-name="ce1" office:value-type="float" office:value="82.058">
            <text:p>82.058</text:p>
          </table:table-cell>
          <table:table-cell office:value-type="float" office:value="81.341">
            <text:p>81.341</text:p>
          </table:table-cell>
          <table:table-cell table:style-name="ce1" office:value-type="float" office:value="222.083">
            <text:p>222.083</text:p>
          </table:table-cell>
          <table:table-cell table:style-name="ce1" office:value-type="float" office:value="468.893">
            <text:p>468.893</text:p>
          </table:table-cell>
          <table:table-cell/>
        </table:table-row>
        <table:table-row table:style-name="ro1">
          <table:table-cell table:style-name="Default" table:formula="of:=[.A6]+1" office:value-type="float" office:value="4">
            <text:p>4</text:p>
          </table:table-cell>
          <table:table-cell office:value-type="string">
            <text:p>nfcapd.201511290015</text:p>
          </table:table-cell>
          <table:table-cell office:value-type="float" office:value="31.047">
            <text:p>31.047</text:p>
          </table:table-cell>
          <table:table-cell office:value-type="float" office:value="34.873">
            <text:p>34.873</text:p>
          </table:table-cell>
          <table:table-cell table:style-name="ce1" office:value-type="float" office:value="36.452">
            <text:p>36.452</text:p>
          </table:table-cell>
          <table:table-cell table:style-name="ce1" office:value-type="float" office:value="38.125">
            <text:p>38.125</text:p>
          </table:table-cell>
          <table:table-cell table:style-name="ce1" office:value-type="float" office:value="40.99">
            <text:p>40.99</text:p>
          </table:table-cell>
          <table:table-cell office:value-type="float" office:value="44.316">
            <text:p>44.316</text:p>
          </table:table-cell>
          <table:table-cell table:style-name="ce1" office:value-type="float" office:value="59.771">
            <text:p>59.771</text:p>
          </table:table-cell>
          <table:table-cell table:style-name="ce1" office:value-type="float" office:value="76.197">
            <text:p>76.197</text:p>
          </table:table-cell>
          <table:table-cell office:value-type="float" office:value="74.617">
            <text:p>74.617</text:p>
          </table:table-cell>
          <table:table-cell table:style-name="ce1" office:value-type="float" office:value="208.731">
            <text:p>208.731</text:p>
          </table:table-cell>
          <table:table-cell table:style-name="ce1" office:value-type="float" office:value="425.467">
            <text:p>425.467</text:p>
          </table:table-cell>
          <table:table-cell/>
        </table:table-row>
        <table:table-row table:style-name="ro1">
          <table:table-cell table:style-name="Default" table:formula="of:=[.A7]+1" office:value-type="float" office:value="5">
            <text:p>5</text:p>
          </table:table-cell>
          <table:table-cell office:value-type="string">
            <text:p>nfcapd.201511290020</text:p>
          </table:table-cell>
          <table:table-cell office:value-type="float" office:value="31.437">
            <text:p>31.437</text:p>
          </table:table-cell>
          <table:table-cell office:value-type="float" office:value="37.09">
            <text:p>37.09</text:p>
          </table:table-cell>
          <table:table-cell table:style-name="ce1" office:value-type="float" office:value="37.443">
            <text:p>37.443</text:p>
          </table:table-cell>
          <table:table-cell table:style-name="ce1" office:value-type="float" office:value="38.35">
            <text:p>38.35</text:p>
          </table:table-cell>
          <table:table-cell table:style-name="ce1" office:value-type="float" office:value="40.272">
            <text:p>40.272</text:p>
          </table:table-cell>
          <table:table-cell office:value-type="float" office:value="45.867">
            <text:p>45.867</text:p>
          </table:table-cell>
          <table:table-cell table:style-name="ce1" office:value-type="float" office:value="62.448">
            <text:p>62.448</text:p>
          </table:table-cell>
          <table:table-cell table:style-name="ce1" office:value-type="float" office:value="75.157">
            <text:p>75.157</text:p>
          </table:table-cell>
          <table:table-cell office:value-type="float" office:value="76.19">
            <text:p>76.19</text:p>
          </table:table-cell>
          <table:table-cell table:style-name="ce1" office:value-type="float" office:value="211.627">
            <text:p>211.627</text:p>
          </table:table-cell>
          <table:table-cell table:style-name="ce1" office:value-type="float" office:value="437.464">
            <text:p>437.464</text:p>
          </table:table-cell>
          <table:table-cell/>
        </table:table-row>
        <table:table-row table:style-name="ro1">
          <table:table-cell table:style-name="Default" table:formula="of:=[.A8]+1" office:value-type="float" office:value="6">
            <text:p>6</text:p>
          </table:table-cell>
          <table:table-cell office:value-type="string">
            <text:p>nfcapd.201511290025</text:p>
          </table:table-cell>
          <table:table-cell office:value-type="float" office:value="19.604">
            <text:p>19.604</text:p>
          </table:table-cell>
          <table:table-cell office:value-type="float" office:value="22.263">
            <text:p>22.263</text:p>
          </table:table-cell>
          <table:table-cell table:style-name="ce1" office:value-type="float" office:value="22.872">
            <text:p>22.872</text:p>
          </table:table-cell>
          <table:table-cell table:style-name="ce1" office:value-type="float" office:value="23.853">
            <text:p>23.853</text:p>
          </table:table-cell>
          <table:table-cell table:style-name="ce1" office:value-type="float" office:value="25.379">
            <text:p>25.379</text:p>
          </table:table-cell>
          <table:table-cell office:value-type="float" office:value="27.939">
            <text:p>27.939</text:p>
          </table:table-cell>
          <table:table-cell table:style-name="ce1" office:value-type="float" office:value="38.086">
            <text:p>38.086</text:p>
          </table:table-cell>
          <table:table-cell table:style-name="ce1" office:value-type="float" office:value="47.604">
            <text:p>47.604</text:p>
          </table:table-cell>
          <table:table-cell office:value-type="float" office:value="48.205">
            <text:p>48.205</text:p>
          </table:table-cell>
          <table:table-cell table:style-name="ce1" office:value-type="float" office:value="131.914">
            <text:p>131.914</text:p>
          </table:table-cell>
          <table:table-cell table:style-name="ce1" office:value-type="float" office:value="272.654">
            <text:p>272.654</text:p>
          </table:table-cell>
          <table:table-cell/>
        </table:table-row>
        <table:table-row table:style-name="ro1">
          <table:table-cell table:style-name="Default" table:formula="of:=[.A9]+1" office:value-type="float" office:value="7">
            <text:p>7</text:p>
          </table:table-cell>
          <table:table-cell office:value-type="string">
            <text:p>nfcapd.201511290030</text:p>
          </table:table-cell>
          <table:table-cell office:value-type="float" office:value="71.75">
            <text:p>71.75</text:p>
          </table:table-cell>
          <table:table-cell office:value-type="float" office:value="80.615">
            <text:p>80.615</text:p>
          </table:table-cell>
          <table:table-cell table:style-name="ce1" office:value-type="float" office:value="88.326">
            <text:p>88.326</text:p>
          </table:table-cell>
          <table:table-cell table:style-name="ce1" office:value-type="float" office:value="88.913">
            <text:p>88.913</text:p>
          </table:table-cell>
          <table:table-cell table:style-name="ce1" office:value-type="float" office:value="93.153">
            <text:p>93.153</text:p>
          </table:table-cell>
          <table:table-cell office:value-type="float" office:value="101.852">
            <text:p>101.852</text:p>
          </table:table-cell>
          <table:table-cell table:style-name="ce1" office:value-type="float" office:value="138.678">
            <text:p>138.678</text:p>
          </table:table-cell>
          <table:table-cell table:style-name="ce1" office:value-type="float" office:value="178.172">
            <text:p>178.172</text:p>
          </table:table-cell>
          <table:table-cell office:value-type="float" office:value="179.284">
            <text:p>179.284</text:p>
          </table:table-cell>
          <table:table-cell table:style-name="ce1" office:value-type="float" office:value="442.112">
            <text:p>442.112</text:p>
          </table:table-cell>
          <table:table-cell table:style-name="ce1" office:value-type="float" office:value="943.799">
            <text:p>943.799</text:p>
          </table:table-cell>
          <table:table-cell/>
        </table:table-row>
        <table:table-row table:style-name="ro1">
          <table:table-cell table:style-name="Default" table:formula="of:=[.A10]+1" office:value-type="float" office:value="8">
            <text:p>8</text:p>
          </table:table-cell>
          <table:table-cell office:value-type="string">
            <text:p>nfcapd.201511290035</text:p>
          </table:table-cell>
          <table:table-cell office:value-type="float" office:value="53.458">
            <text:p>53.458</text:p>
          </table:table-cell>
          <table:table-cell office:value-type="float" office:value="62.49">
            <text:p>62.49</text:p>
          </table:table-cell>
          <table:table-cell table:style-name="ce1" office:value-type="float" office:value="63.847">
            <text:p>63.847</text:p>
          </table:table-cell>
          <table:table-cell table:style-name="ce1" office:value-type="float" office:value="66.42">
            <text:p>66.42</text:p>
          </table:table-cell>
          <table:table-cell table:style-name="ce1" office:value-type="float" office:value="70.085">
            <text:p>70.085</text:p>
          </table:table-cell>
          <table:table-cell office:value-type="float" office:value="78.034">
            <text:p>78.034</text:p>
          </table:table-cell>
          <table:table-cell table:style-name="ce1" office:value-type="float" office:value="105.751">
            <text:p>105.751</text:p>
          </table:table-cell>
          <table:table-cell table:style-name="ce1" office:value-type="float" office:value="135.947">
            <text:p>135.947</text:p>
          </table:table-cell>
          <table:table-cell office:value-type="float" office:value="135.029">
            <text:p>135.029</text:p>
          </table:table-cell>
          <table:table-cell table:style-name="ce1" office:value-type="float" office:value="296.488">
            <text:p>296.488</text:p>
          </table:table-cell>
          <table:table-cell table:style-name="ce1" office:value-type="float" office:value="666.367">
            <text:p>666.367</text:p>
          </table:table-cell>
          <table:table-cell/>
        </table:table-row>
        <table:table-row table:style-name="ro1">
          <table:table-cell table:style-name="Default" table:formula="of:=[.A11]+1" office:value-type="float" office:value="9">
            <text:p>9</text:p>
          </table:table-cell>
          <table:table-cell office:value-type="string">
            <text:p>nfcapd.201511290040</text:p>
          </table:table-cell>
          <table:table-cell office:value-type="float" office:value="12.712">
            <text:p>12.712</text:p>
          </table:table-cell>
          <table:table-cell office:value-type="float" office:value="14.313">
            <text:p>14.313</text:p>
          </table:table-cell>
          <table:table-cell table:style-name="ce1" office:value-type="float" office:value="15.193">
            <text:p>15.193</text:p>
          </table:table-cell>
          <table:table-cell table:style-name="ce1" office:value-type="float" office:value="15.628">
            <text:p>15.628</text:p>
          </table:table-cell>
          <table:table-cell table:style-name="ce1" office:value-type="float" office:value="16.574">
            <text:p>16.574</text:p>
          </table:table-cell>
          <table:table-cell office:value-type="float" office:value="17.896">
            <text:p>17.896</text:p>
          </table:table-cell>
          <table:table-cell table:style-name="ce1" office:value-type="float" office:value="25.212">
            <text:p>25.212</text:p>
          </table:table-cell>
          <table:table-cell table:style-name="ce1" office:value-type="float" office:value="30.113">
            <text:p>30.113</text:p>
          </table:table-cell>
          <table:table-cell office:value-type="float" office:value="32.491">
            <text:p>32.491</text:p>
          </table:table-cell>
          <table:table-cell table:style-name="ce1" office:value-type="float" office:value="85.439">
            <text:p>85.439</text:p>
          </table:table-cell>
          <table:table-cell table:style-name="ce1" office:value-type="float" office:value="176.602">
            <text:p>176.602</text:p>
          </table:table-cell>
          <table:table-cell/>
        </table:table-row>
        <table:table-row table:style-name="ro1">
          <table:table-cell table:style-name="Default" table:formula="of:=[.A12]+1" office:value-type="float" office:value="10">
            <text:p>10</text:p>
          </table:table-cell>
          <table:table-cell office:value-type="string">
            <text:p>nfcapd.201511290045</text:p>
          </table:table-cell>
          <table:table-cell office:value-type="float" office:value="8.137">
            <text:p>8.137</text:p>
          </table:table-cell>
          <table:table-cell office:value-type="float" office:value="9.242">
            <text:p>9.242</text:p>
          </table:table-cell>
          <table:table-cell table:style-name="ce1" office:value-type="float" office:value="9.518">
            <text:p>9.518</text:p>
          </table:table-cell>
          <table:table-cell table:style-name="ce1" office:value-type="float" office:value="9.851">
            <text:p>9.851</text:p>
          </table:table-cell>
          <table:table-cell table:style-name="ce1" office:value-type="float" office:value="10.458">
            <text:p>10.458</text:p>
          </table:table-cell>
          <table:table-cell office:value-type="float" office:value="11.625">
            <text:p>11.625</text:p>
          </table:table-cell>
          <table:table-cell table:style-name="ce1" office:value-type="float" office:value="15.263">
            <text:p>15.263</text:p>
          </table:table-cell>
          <table:table-cell table:style-name="ce1" office:value-type="float" office:value="19.053">
            <text:p>19.053</text:p>
          </table:table-cell>
          <table:table-cell office:value-type="float" office:value="19.139">
            <text:p>19.139</text:p>
          </table:table-cell>
          <table:table-cell table:style-name="ce1" office:value-type="float" office:value="52.46">
            <text:p>52.46</text:p>
          </table:table-cell>
          <table:table-cell table:style-name="ce1" office:value-type="float" office:value="109.296">
            <text:p>109.296</text:p>
          </table:table-cell>
          <table:table-cell/>
        </table:table-row>
        <table:table-row table:style-name="ro1">
          <table:table-cell table:style-name="Default" table:formula="of:=[.A13]+1" office:value-type="float" office:value="11">
            <text:p>11</text:p>
          </table:table-cell>
          <table:table-cell office:value-type="string">
            <text:p>nfcapd.201511290050</text:p>
          </table:table-cell>
          <table:table-cell office:value-type="float" office:value="8.189">
            <text:p>8.189</text:p>
          </table:table-cell>
          <table:table-cell office:value-type="float" office:value="9.335">
            <text:p>9.335</text:p>
          </table:table-cell>
          <table:table-cell table:style-name="ce1" office:value-type="float" office:value="9.823">
            <text:p>9.823</text:p>
          </table:table-cell>
          <table:table-cell table:style-name="ce1" office:value-type="float" office:value="10.275">
            <text:p>10.275</text:p>
          </table:table-cell>
          <table:table-cell table:style-name="ce1" office:value-type="float" office:value="10.452">
            <text:p>10.452</text:p>
          </table:table-cell>
          <table:table-cell office:value-type="float" office:value="11.464">
            <text:p>11.464</text:p>
          </table:table-cell>
          <table:table-cell table:style-name="ce1" office:value-type="float" office:value="15.515">
            <text:p>15.515</text:p>
          </table:table-cell>
          <table:table-cell table:style-name="ce1" office:value-type="float" office:value="18.897">
            <text:p>18.897</text:p>
          </table:table-cell>
          <table:table-cell office:value-type="float" office:value="19.635">
            <text:p>19.635</text:p>
          </table:table-cell>
          <table:table-cell table:style-name="ce1" office:value-type="float" office:value="53.815">
            <text:p>53.815</text:p>
          </table:table-cell>
          <table:table-cell table:style-name="ce1" office:value-type="float" office:value="110.156">
            <text:p>110.156</text:p>
          </table:table-cell>
          <table:table-cell/>
        </table:table-row>
        <table:table-row table:style-name="ro1">
          <table:table-cell table:style-name="Default" table:formula="of:=[.A14]+1" office:value-type="float" office:value="12">
            <text:p>12</text:p>
          </table:table-cell>
          <table:table-cell office:value-type="string">
            <text:p>nfcapd.201511290055</text:p>
          </table:table-cell>
          <table:table-cell office:value-type="float" office:value="8.086">
            <text:p>8.086</text:p>
          </table:table-cell>
          <table:table-cell office:value-type="float" office:value="9.629">
            <text:p>9.629</text:p>
          </table:table-cell>
          <table:table-cell table:style-name="ce1" office:value-type="float" office:value="9.666">
            <text:p>9.666</text:p>
          </table:table-cell>
          <table:table-cell table:style-name="ce1" office:value-type="float" office:value="9.877">
            <text:p>9.877</text:p>
          </table:table-cell>
          <table:table-cell table:style-name="ce1" office:value-type="float" office:value="10.967">
            <text:p>10.967</text:p>
          </table:table-cell>
          <table:table-cell office:value-type="float" office:value="11.232">
            <text:p>11.232</text:p>
          </table:table-cell>
          <table:table-cell table:style-name="ce1" office:value-type="float" office:value="15.545">
            <text:p>15.545</text:p>
          </table:table-cell>
          <table:table-cell table:style-name="ce1" office:value-type="float" office:value="19.185">
            <text:p>19.185</text:p>
          </table:table-cell>
          <table:table-cell office:value-type="float" office:value="20.291">
            <text:p>20.291</text:p>
          </table:table-cell>
          <table:table-cell table:style-name="ce1" office:value-type="float" office:value="52.809">
            <text:p>52.809</text:p>
          </table:table-cell>
          <table:table-cell table:style-name="ce1" office:value-type="float" office:value="109.052">
            <text:p>109.052</text:p>
          </table:table-cell>
          <table:table-cell/>
        </table:table-row>
        <table:table-row table:style-name="ro1">
          <table:table-cell table:style-name="Default" table:formula="of:=[.A15]+1" office:value-type="float" office:value="13">
            <text:p>13</text:p>
          </table:table-cell>
          <table:table-cell office:value-type="string">
            <text:p>nfcapd.201511290100</text:p>
          </table:table-cell>
          <table:table-cell office:value-type="float" office:value="7.58">
            <text:p>7.58</text:p>
          </table:table-cell>
          <table:table-cell office:value-type="float" office:value="8.392">
            <text:p>8.392</text:p>
          </table:table-cell>
          <table:table-cell table:style-name="ce1" office:value-type="float" office:value="9.139">
            <text:p>9.139</text:p>
          </table:table-cell>
          <table:table-cell table:style-name="ce1" office:value-type="float" office:value="9.189">
            <text:p>9.189</text:p>
          </table:table-cell>
          <table:table-cell table:style-name="ce1" office:value-type="float" office:value="9.808">
            <text:p>9.808</text:p>
          </table:table-cell>
          <table:table-cell office:value-type="float" office:value="10.426">
            <text:p>10.426</text:p>
          </table:table-cell>
          <table:table-cell table:style-name="ce1" office:value-type="float" office:value="14.17">
            <text:p>14.17</text:p>
          </table:table-cell>
          <table:table-cell table:style-name="ce1" office:value-type="float" office:value="18.065">
            <text:p>18.065</text:p>
          </table:table-cell>
          <table:table-cell office:value-type="float" office:value="18.839">
            <text:p>18.839</text:p>
          </table:table-cell>
          <table:table-cell table:style-name="ce1" office:value-type="float" office:value="49.073">
            <text:p>49.073</text:p>
          </table:table-cell>
          <table:table-cell table:style-name="ce1" office:value-type="float" office:value="101.633">
            <text:p>101.633</text:p>
          </table:table-cell>
          <table:table-cell/>
        </table:table-row>
        <table:table-row table:style-name="ro1">
          <table:table-cell table:style-name="Default" table:formula="of:=[.A16]+1" office:value-type="float" office:value="14">
            <text:p>14</text:p>
          </table:table-cell>
          <table:table-cell office:value-type="string">
            <text:p>nfcapd.201511290105</text:p>
          </table:table-cell>
          <table:table-cell office:value-type="float" office:value="6.895">
            <text:p>6.895</text:p>
          </table:table-cell>
          <table:table-cell office:value-type="float" office:value="7.839">
            <text:p>7.839</text:p>
          </table:table-cell>
          <table:table-cell table:style-name="ce1" office:value-type="float" office:value="8.49">
            <text:p>8.49</text:p>
          </table:table-cell>
          <table:table-cell table:style-name="ce1" office:value-type="float" office:value="8.271">
            <text:p>8.271</text:p>
          </table:table-cell>
          <table:table-cell table:style-name="ce1" office:value-type="float" office:value="8.99">
            <text:p>8.99</text:p>
          </table:table-cell>
          <table:table-cell office:value-type="float" office:value="9.964">
            <text:p>9.964</text:p>
          </table:table-cell>
          <table:table-cell table:style-name="ce1" office:value-type="float" office:value="13.456">
            <text:p>13.456</text:p>
          </table:table-cell>
          <table:table-cell table:style-name="ce1" office:value-type="float" office:value="16.64">
            <text:p>16.64</text:p>
          </table:table-cell>
          <table:table-cell office:value-type="float" office:value="17.128">
            <text:p>17.128</text:p>
          </table:table-cell>
          <table:table-cell table:style-name="ce1" office:value-type="float" office:value="45.19">
            <text:p>45.19</text:p>
          </table:table-cell>
          <table:table-cell table:style-name="ce1" office:value-type="float" office:value="92.024">
            <text:p>92.024</text:p>
          </table:table-cell>
          <table:table-cell/>
        </table:table-row>
        <table:table-row table:style-name="ro1">
          <table:table-cell table:style-name="Default" table:formula="of:=[.A17]+1" office:value-type="float" office:value="15">
            <text:p>15</text:p>
          </table:table-cell>
          <table:table-cell office:value-type="string">
            <text:p>nfcapd.201511290110</text:p>
          </table:table-cell>
          <table:table-cell office:value-type="float" office:value="7.881">
            <text:p>7.881</text:p>
          </table:table-cell>
          <table:table-cell office:value-type="float" office:value="8.67">
            <text:p>8.67</text:p>
          </table:table-cell>
          <table:table-cell table:style-name="ce1" office:value-type="float" office:value="10.518">
            <text:p>10.518</text:p>
          </table:table-cell>
          <table:table-cell table:style-name="ce1" office:value-type="float" office:value="9.334">
            <text:p>9.334</text:p>
          </table:table-cell>
          <table:table-cell table:style-name="ce1" office:value-type="float" office:value="10.112">
            <text:p>10.112</text:p>
          </table:table-cell>
          <table:table-cell office:value-type="float" office:value="11.461">
            <text:p>11.461</text:p>
          </table:table-cell>
          <table:table-cell table:style-name="ce1" office:value-type="float" office:value="14.459">
            <text:p>14.459</text:p>
          </table:table-cell>
          <table:table-cell table:style-name="ce1" office:value-type="float" office:value="18.854">
            <text:p>18.854</text:p>
          </table:table-cell>
          <table:table-cell office:value-type="float" office:value="19.646">
            <text:p>19.646</text:p>
          </table:table-cell>
          <table:table-cell table:style-name="ce1" office:value-type="float" office:value="50.048">
            <text:p>50.048</text:p>
          </table:table-cell>
          <table:table-cell table:style-name="ce1" office:value-type="float" office:value="104.614">
            <text:p>104.614</text:p>
          </table:table-cell>
          <table:table-cell/>
        </table:table-row>
        <table:table-row table:style-name="ro1">
          <table:table-cell table:style-name="Default" table:formula="of:=[.A18]+1" office:value-type="float" office:value="16">
            <text:p>16</text:p>
          </table:table-cell>
          <table:table-cell office:value-type="string">
            <text:p>nfcapd.201511290115</text:p>
          </table:table-cell>
          <table:table-cell office:value-type="float" office:value="7.395">
            <text:p>7.395</text:p>
          </table:table-cell>
          <table:table-cell office:value-type="float" office:value="8.407">
            <text:p>8.407</text:p>
          </table:table-cell>
          <table:table-cell table:style-name="ce1" office:value-type="float" office:value="8.68">
            <text:p>8.68</text:p>
          </table:table-cell>
          <table:table-cell table:style-name="ce1" office:value-type="float" office:value="8.979">
            <text:p>8.979</text:p>
          </table:table-cell>
          <table:table-cell table:style-name="ce1" office:value-type="float" office:value="9.537">
            <text:p>9.537</text:p>
          </table:table-cell>
          <table:table-cell office:value-type="float" office:value="10.716">
            <text:p>10.716</text:p>
          </table:table-cell>
          <table:table-cell table:style-name="ce1" office:value-type="float" office:value="13.857">
            <text:p>13.857</text:p>
          </table:table-cell>
          <table:table-cell table:style-name="ce1" office:value-type="float" office:value="17.833">
            <text:p>17.833</text:p>
          </table:table-cell>
          <table:table-cell office:value-type="float" office:value="17.419">
            <text:p>17.419</text:p>
          </table:table-cell>
          <table:table-cell table:style-name="ce1" office:value-type="float" office:value="46.23">
            <text:p>46.23</text:p>
          </table:table-cell>
          <table:table-cell table:style-name="ce1" office:value-type="float" office:value="98.087">
            <text:p>98.087</text:p>
          </table:table-cell>
          <table:table-cell/>
        </table:table-row>
        <table:table-row table:style-name="ro1">
          <table:table-cell table:style-name="Default" table:formula="of:=[.A19]+1" office:value-type="float" office:value="17">
            <text:p>17</text:p>
          </table:table-cell>
          <table:table-cell office:value-type="string">
            <text:p>nfcapd.201511290120</text:p>
          </table:table-cell>
          <table:table-cell office:value-type="float" office:value="7.734">
            <text:p>7.734</text:p>
          </table:table-cell>
          <table:table-cell office:value-type="float" office:value="8.716">
            <text:p>8.716</text:p>
          </table:table-cell>
          <table:table-cell table:style-name="ce1" office:value-type="float" office:value="8.929">
            <text:p>8.929</text:p>
          </table:table-cell>
          <table:table-cell table:style-name="ce1" office:value-type="float" office:value="9.481">
            <text:p>9.481</text:p>
          </table:table-cell>
          <table:table-cell table:style-name="ce1" office:value-type="float" office:value="10.408">
            <text:p>10.408</text:p>
          </table:table-cell>
          <table:table-cell office:value-type="float" office:value="10.826">
            <text:p>10.826</text:p>
          </table:table-cell>
          <table:table-cell table:style-name="ce1" office:value-type="float" office:value="14.151">
            <text:p>14.151</text:p>
          </table:table-cell>
          <table:table-cell table:style-name="ce1" office:value-type="float" office:value="18.386">
            <text:p>18.386</text:p>
          </table:table-cell>
          <table:table-cell office:value-type="float" office:value="18.406">
            <text:p>18.406</text:p>
          </table:table-cell>
          <table:table-cell table:style-name="ce1" office:value-type="float" office:value="49.958">
            <text:p>49.958</text:p>
          </table:table-cell>
          <table:table-cell table:style-name="ce1" office:value-type="float" office:value="102.89">
            <text:p>102.89</text:p>
          </table:table-cell>
          <table:table-cell/>
        </table:table-row>
        <table:table-row table:style-name="ro1">
          <table:table-cell table:style-name="Default" table:formula="of:=[.A20]+1" office:value-type="float" office:value="18">
            <text:p>18</text:p>
          </table:table-cell>
          <table:table-cell office:value-type="string">
            <text:p>nfcapd.201511290125</text:p>
          </table:table-cell>
          <table:table-cell office:value-type="float" office:value="6.115">
            <text:p>6.115</text:p>
          </table:table-cell>
          <table:table-cell office:value-type="float" office:value="6.647">
            <text:p>6.647</text:p>
          </table:table-cell>
          <table:table-cell table:style-name="ce1" office:value-type="float" office:value="6.909">
            <text:p>6.909</text:p>
          </table:table-cell>
          <table:table-cell table:style-name="ce1" office:value-type="float" office:value="8.599">
            <text:p>8.599</text:p>
          </table:table-cell>
          <table:table-cell table:style-name="ce1" office:value-type="float" office:value="8.123">
            <text:p>8.123</text:p>
          </table:table-cell>
          <table:table-cell office:value-type="float" office:value="8.607">
            <text:p>8.607</text:p>
          </table:table-cell>
          <table:table-cell table:style-name="ce1" office:value-type="float" office:value="11.582">
            <text:p>11.582</text:p>
          </table:table-cell>
          <table:table-cell table:style-name="ce1" office:value-type="float" office:value="13.91">
            <text:p>13.91</text:p>
          </table:table-cell>
          <table:table-cell office:value-type="float" office:value="14.559">
            <text:p>14.559</text:p>
          </table:table-cell>
          <table:table-cell table:style-name="ce1" office:value-type="float" office:value="38.467">
            <text:p>38.467</text:p>
          </table:table-cell>
          <table:table-cell table:style-name="ce1" office:value-type="float" office:value="80.104">
            <text:p>80.104</text:p>
          </table:table-cell>
          <table:table-cell/>
        </table:table-row>
        <table:table-row table:style-name="ro1">
          <table:table-cell table:style-name="Default" table:formula="of:=[.A21]+1" office:value-type="float" office:value="19">
            <text:p>19</text:p>
          </table:table-cell>
          <table:table-cell office:value-type="string">
            <text:p>nfcapd.201511290130</text:p>
          </table:table-cell>
          <table:table-cell office:value-type="float" office:value="5.957">
            <text:p>5.957</text:p>
          </table:table-cell>
          <table:table-cell office:value-type="float" office:value="6.557">
            <text:p>6.557</text:p>
          </table:table-cell>
          <table:table-cell table:style-name="ce1" office:value-type="float" office:value="7.559">
            <text:p>7.559</text:p>
          </table:table-cell>
          <table:table-cell table:style-name="ce1" office:value-type="float" office:value="7.183">
            <text:p>7.183</text:p>
          </table:table-cell>
          <table:table-cell table:style-name="ce1" office:value-type="float" office:value="7.415">
            <text:p>7.415</text:p>
          </table:table-cell>
          <table:table-cell office:value-type="float" office:value="8.69">
            <text:p>8.69</text:p>
          </table:table-cell>
          <table:table-cell table:style-name="ce1" office:value-type="float" office:value="10.942">
            <text:p>10.942</text:p>
          </table:table-cell>
          <table:table-cell table:style-name="ce1" office:value-type="float" office:value="13.743">
            <text:p>13.743</text:p>
          </table:table-cell>
          <table:table-cell office:value-type="float" office:value="14.866">
            <text:p>14.866</text:p>
          </table:table-cell>
          <table:table-cell table:style-name="ce1" office:value-type="float" office:value="37.823">
            <text:p>37.823</text:p>
          </table:table-cell>
          <table:table-cell table:style-name="ce1" office:value-type="float" office:value="78.99">
            <text:p>78.99</text:p>
          </table:table-cell>
          <table:table-cell/>
        </table:table-row>
        <table:table-row table:style-name="ro1">
          <table:table-cell table:style-name="Default" table:formula="of:=[.A22]+1" office:value-type="float" office:value="20">
            <text:p>20</text:p>
          </table:table-cell>
          <table:table-cell office:value-type="string">
            <text:p>nfcapd.201511290135</text:p>
          </table:table-cell>
          <table:table-cell office:value-type="float" office:value="7.523">
            <text:p>7.523</text:p>
          </table:table-cell>
          <table:table-cell office:value-type="float" office:value="8.467">
            <text:p>8.467</text:p>
          </table:table-cell>
          <table:table-cell table:style-name="ce1" office:value-type="float" office:value="8.678">
            <text:p>8.678</text:p>
          </table:table-cell>
          <table:table-cell table:style-name="ce1" office:value-type="float" office:value="8.999">
            <text:p>8.999</text:p>
          </table:table-cell>
          <table:table-cell table:style-name="ce1" office:value-type="float" office:value="9.556">
            <text:p>9.556</text:p>
          </table:table-cell>
          <table:table-cell office:value-type="float" office:value="10.966">
            <text:p>10.966</text:p>
          </table:table-cell>
          <table:table-cell table:style-name="ce1" office:value-type="float" office:value="14.201">
            <text:p>14.201</text:p>
          </table:table-cell>
          <table:table-cell table:style-name="ce1" office:value-type="float" office:value="18.639">
            <text:p>18.639</text:p>
          </table:table-cell>
          <table:table-cell office:value-type="float" office:value="19.354">
            <text:p>19.354</text:p>
          </table:table-cell>
          <table:table-cell table:style-name="ce1" office:value-type="float" office:value="48.259">
            <text:p>48.259</text:p>
          </table:table-cell>
          <table:table-cell table:style-name="ce1" office:value-type="float" office:value="100.825">
            <text:p>100.825</text:p>
          </table:table-cell>
          <table:table-cell/>
        </table:table-row>
        <table:table-row table:style-name="ro1">
          <table:table-cell table:style-name="Default" table:formula="of:=[.A23]+1" office:value-type="float" office:value="21">
            <text:p>21</text:p>
          </table:table-cell>
          <table:table-cell office:value-type="string">
            <text:p>nfcapd.201511290140</text:p>
          </table:table-cell>
          <table:table-cell office:value-type="float" office:value="6.915">
            <text:p>6.915</text:p>
          </table:table-cell>
          <table:table-cell office:value-type="float" office:value="7.566">
            <text:p>7.566</text:p>
          </table:table-cell>
          <table:table-cell table:style-name="ce1" office:value-type="float" office:value="7.887">
            <text:p>7.887</text:p>
          </table:table-cell>
          <table:table-cell table:style-name="ce1" office:value-type="float" office:value="8.069">
            <text:p>8.069</text:p>
          </table:table-cell>
          <table:table-cell table:style-name="ce1" office:value-type="float" office:value="9.369">
            <text:p>9.369</text:p>
          </table:table-cell>
          <table:table-cell office:value-type="float" office:value="10.044">
            <text:p>10.044</text:p>
          </table:table-cell>
          <table:table-cell table:style-name="ce1" office:value-type="float" office:value="12.693">
            <text:p>12.693</text:p>
          </table:table-cell>
          <table:table-cell table:style-name="ce1" office:value-type="float" office:value="16.739">
            <text:p>16.739</text:p>
          </table:table-cell>
          <table:table-cell office:value-type="float" office:value="16.564">
            <text:p>16.564</text:p>
          </table:table-cell>
          <table:table-cell table:style-name="ce1" office:value-type="float" office:value="43.802">
            <text:p>43.802</text:p>
          </table:table-cell>
          <table:table-cell table:style-name="ce1" office:value-type="float" office:value="91.793">
            <text:p>91.793</text:p>
          </table:table-cell>
          <table:table-cell/>
        </table:table-row>
        <table:table-row table:style-name="ro1">
          <table:table-cell table:style-name="Default" table:formula="of:=[.A24]+1" office:value-type="float" office:value="22">
            <text:p>22</text:p>
          </table:table-cell>
          <table:table-cell office:value-type="string">
            <text:p>nfcapd.201511290145</text:p>
          </table:table-cell>
          <table:table-cell office:value-type="float" office:value="5.812">
            <text:p>5.812</text:p>
          </table:table-cell>
          <table:table-cell office:value-type="float" office:value="6.516">
            <text:p>6.516</text:p>
          </table:table-cell>
          <table:table-cell table:style-name="ce1" office:value-type="float" office:value="6.861">
            <text:p>6.861</text:p>
          </table:table-cell>
          <table:table-cell table:style-name="ce1" office:value-type="float" office:value="7.028">
            <text:p>7.028</text:p>
          </table:table-cell>
          <table:table-cell table:style-name="ce1" office:value-type="float" office:value="7.573">
            <text:p>7.573</text:p>
          </table:table-cell>
          <table:table-cell office:value-type="float" office:value="8.063">
            <text:p>8.063</text:p>
          </table:table-cell>
          <table:table-cell table:style-name="ce1" office:value-type="float" office:value="10.654">
            <text:p>10.654</text:p>
          </table:table-cell>
          <table:table-cell table:style-name="ce1" office:value-type="float" office:value="13.806">
            <text:p>13.806</text:p>
          </table:table-cell>
          <table:table-cell office:value-type="float" office:value="13.509">
            <text:p>13.509</text:p>
          </table:table-cell>
          <table:table-cell table:style-name="ce1" office:value-type="float" office:value="36.683">
            <text:p>36.683</text:p>
          </table:table-cell>
          <table:table-cell table:style-name="ce1" office:value-type="float" office:value="76.83">
            <text:p>76.83</text:p>
          </table:table-cell>
          <table:table-cell/>
        </table:table-row>
        <table:table-row table:style-name="ro1">
          <table:table-cell table:style-name="Default" table:formula="of:=[.A25]+1" office:value-type="float" office:value="23">
            <text:p>23</text:p>
          </table:table-cell>
          <table:table-cell office:value-type="string">
            <text:p>nfcapd.201511290150</text:p>
          </table:table-cell>
          <table:table-cell office:value-type="float" office:value="5.889">
            <text:p>5.889</text:p>
          </table:table-cell>
          <table:table-cell office:value-type="float" office:value="6.971">
            <text:p>6.971</text:p>
          </table:table-cell>
          <table:table-cell table:style-name="ce1" office:value-type="float" office:value="6.727">
            <text:p>6.727</text:p>
          </table:table-cell>
          <table:table-cell table:style-name="ce1" office:value-type="float" office:value="7.018">
            <text:p>7.018</text:p>
          </table:table-cell>
          <table:table-cell table:style-name="ce1" office:value-type="float" office:value="7.514">
            <text:p>7.514</text:p>
          </table:table-cell>
          <table:table-cell office:value-type="float" office:value="8.32">
            <text:p>8.32</text:p>
          </table:table-cell>
          <table:table-cell table:style-name="ce1" office:value-type="float" office:value="11.201">
            <text:p>11.201</text:p>
          </table:table-cell>
          <table:table-cell table:style-name="ce1" office:value-type="float" office:value="14.064">
            <text:p>14.064</text:p>
          </table:table-cell>
          <table:table-cell office:value-type="float" office:value="14.588">
            <text:p>14.588</text:p>
          </table:table-cell>
          <table:table-cell table:style-name="ce1" office:value-type="float" office:value="37.255">
            <text:p>37.255</text:p>
          </table:table-cell>
          <table:table-cell table:style-name="ce1" office:value-type="float" office:value="78.481">
            <text:p>78.481</text:p>
          </table:table-cell>
          <table:table-cell/>
        </table:table-row>
        <table:table-row table:style-name="ro1">
          <table:table-cell table:style-name="Default" table:formula="of:=[.A26]+1" office:value-type="float" office:value="24">
            <text:p>24</text:p>
          </table:table-cell>
          <table:table-cell office:value-type="string">
            <text:p>nfcapd.201511290155</text:p>
          </table:table-cell>
          <table:table-cell office:value-type="float" office:value="6.099">
            <text:p>6.099</text:p>
          </table:table-cell>
          <table:table-cell office:value-type="float" office:value="6.884">
            <text:p>6.884</text:p>
          </table:table-cell>
          <table:table-cell table:style-name="ce1" office:value-type="float" office:value="6.957">
            <text:p>6.957</text:p>
          </table:table-cell>
          <table:table-cell table:style-name="ce1" office:value-type="float" office:value="7.287">
            <text:p>7.287</text:p>
          </table:table-cell>
          <table:table-cell table:style-name="ce1" office:value-type="float" office:value="8.054">
            <text:p>8.054</text:p>
          </table:table-cell>
          <table:table-cell office:value-type="float" office:value="8.693">
            <text:p>8.693</text:p>
          </table:table-cell>
          <table:table-cell table:style-name="ce1" office:value-type="float" office:value="10.892">
            <text:p>10.892</text:p>
          </table:table-cell>
          <table:table-cell table:style-name="ce1" office:value-type="float" office:value="14.582">
            <text:p>14.582</text:p>
          </table:table-cell>
          <table:table-cell office:value-type="float" office:value="14.401">
            <text:p>14.401</text:p>
          </table:table-cell>
          <table:table-cell table:style-name="ce1" office:value-type="float" office:value="38.373">
            <text:p>38.373</text:p>
          </table:table-cell>
          <table:table-cell table:style-name="ce1" office:value-type="float" office:value="80.225">
            <text:p>80.225</text:p>
          </table:table-cell>
          <table:table-cell/>
        </table:table-row>
        <table:table-row table:style-name="ro1">
          <table:table-cell table:style-name="Default" table:formula="of:=[.A27]+1" office:value-type="float" office:value="25">
            <text:p>25</text:p>
          </table:table-cell>
          <table:table-cell office:value-type="string">
            <text:p>nfcapd.201511281900</text:p>
          </table:table-cell>
          <table:table-cell office:value-type="float" office:value="21.763">
            <text:p>21.763</text:p>
          </table:table-cell>
          <table:table-cell office:value-type="float" office:value="24.913">
            <text:p>24.913</text:p>
          </table:table-cell>
          <table:table-cell table:style-name="ce1" office:value-type="float" office:value="25.09">
            <text:p>25.09</text:p>
          </table:table-cell>
          <table:table-cell table:style-name="ce1" office:value-type="float" office:value="26.059">
            <text:p>26.059</text:p>
          </table:table-cell>
          <table:table-cell table:style-name="ce1" office:value-type="float" office:value="27.851">
            <text:p>27.851</text:p>
          </table:table-cell>
          <table:table-cell office:value-type="float" office:value="31.793">
            <text:p>31.793</text:p>
          </table:table-cell>
          <table:table-cell table:style-name="ce1" office:value-type="float" office:value="38.408">
            <text:p>38.408</text:p>
          </table:table-cell>
          <table:table-cell table:style-name="ce1" office:value-type="float" office:value="54.215">
            <text:p>54.215</text:p>
          </table:table-cell>
          <table:table-cell office:value-type="float" office:value="50.027">
            <text:p>50.027</text:p>
          </table:table-cell>
          <table:table-cell table:style-name="ce1" office:value-type="float" office:value="141.148">
            <text:p>141.148</text:p>
          </table:table-cell>
          <table:table-cell table:style-name="ce1" office:value-type="float" office:value="295.688">
            <text:p>295.688</text:p>
          </table:table-cell>
          <table:table-cell/>
        </table:table-row>
        <table:table-row table:style-name="ro1">
          <table:table-cell table:style-name="Default" table:formula="of:=[.A28]+1" office:value-type="float" office:value="26">
            <text:p>26</text:p>
          </table:table-cell>
          <table:table-cell office:value-type="string">
            <text:p>nfcapd.201511281905</text:p>
          </table:table-cell>
          <table:table-cell office:value-type="float" office:value="21.806">
            <text:p>21.806</text:p>
          </table:table-cell>
          <table:table-cell office:value-type="float" office:value="24.969">
            <text:p>24.969</text:p>
          </table:table-cell>
          <table:table-cell table:style-name="ce1" office:value-type="float" office:value="25.833">
            <text:p>25.833</text:p>
          </table:table-cell>
          <table:table-cell table:style-name="ce1" office:value-type="float" office:value="26.448">
            <text:p>26.448</text:p>
          </table:table-cell>
          <table:table-cell table:style-name="ce1" office:value-type="float" office:value="28.003">
            <text:p>28.003</text:p>
          </table:table-cell>
          <table:table-cell office:value-type="float" office:value="32.706">
            <text:p>32.706</text:p>
          </table:table-cell>
          <table:table-cell table:style-name="ce1" office:value-type="float" office:value="38.814">
            <text:p>38.814</text:p>
          </table:table-cell>
          <table:table-cell table:style-name="ce1" office:value-type="float" office:value="52.686">
            <text:p>52.686</text:p>
          </table:table-cell>
          <table:table-cell office:value-type="float" office:value="53.613">
            <text:p>53.613</text:p>
          </table:table-cell>
          <table:table-cell table:style-name="ce1" office:value-type="float" office:value="141.069">
            <text:p>141.069</text:p>
          </table:table-cell>
          <table:table-cell table:style-name="ce1" office:value-type="float" office:value="298.324">
            <text:p>298.324</text:p>
          </table:table-cell>
          <table:table-cell/>
        </table:table-row>
        <table:table-row table:style-name="ro1">
          <table:table-cell table:style-name="Default" table:formula="of:=[.A29]+1" office:value-type="float" office:value="27">
            <text:p>27</text:p>
          </table:table-cell>
          <table:table-cell office:value-type="string">
            <text:p>nfcapd.201511281910</text:p>
          </table:table-cell>
          <table:table-cell office:value-type="float" office:value="20.796">
            <text:p>20.796</text:p>
          </table:table-cell>
          <table:table-cell office:value-type="float" office:value="24.452">
            <text:p>24.452</text:p>
          </table:table-cell>
          <table:table-cell table:style-name="ce1" office:value-type="float" office:value="24.738">
            <text:p>24.738</text:p>
          </table:table-cell>
          <table:table-cell table:style-name="ce1" office:value-type="float" office:value="24.607">
            <text:p>24.607</text:p>
          </table:table-cell>
          <table:table-cell table:style-name="ce1" office:value-type="float" office:value="26.592">
            <text:p>26.592</text:p>
          </table:table-cell>
          <table:table-cell office:value-type="float" office:value="29.941">
            <text:p>29.941</text:p>
          </table:table-cell>
          <table:table-cell office:value-type="float" office:value="37.108">
            <text:p>37.108</text:p>
          </table:table-cell>
          <table:table-cell table:style-name="ce1" office:value-type="float" office:value="50.727">
            <text:p>50.727</text:p>
          </table:table-cell>
          <table:table-cell office:value-type="float" office:value="51.133">
            <text:p>51.133</text:p>
          </table:table-cell>
          <table:table-cell table:style-name="ce1" office:value-type="float" office:value="136.653">
            <text:p>136.653</text:p>
          </table:table-cell>
          <table:table-cell table:style-name="ce1" office:value-type="float" office:value="288.792">
            <text:p>288.792</text:p>
          </table:table-cell>
          <table:table-cell/>
        </table:table-row>
        <table:table-row table:style-name="ro1">
          <table:table-cell table:style-name="Default" table:formula="of:=[.A30]+1" office:value-type="float" office:value="28">
            <text:p>28</text:p>
          </table:table-cell>
          <table:table-cell office:value-type="string">
            <text:p>nfcapd.201511281915</text:p>
          </table:table-cell>
          <table:table-cell office:value-type="float" office:value="22.842">
            <text:p>22.842</text:p>
          </table:table-cell>
          <table:table-cell office:value-type="float" office:value="26.434">
            <text:p>26.434</text:p>
          </table:table-cell>
          <table:table-cell table:style-name="ce1" office:value-type="float" office:value="27.453">
            <text:p>27.453</text:p>
          </table:table-cell>
          <table:table-cell table:style-name="ce1" office:value-type="float" office:value="27.288">
            <text:p>27.288</text:p>
          </table:table-cell>
          <table:table-cell table:style-name="ce1" office:value-type="float" office:value="28.833">
            <text:p>28.833</text:p>
          </table:table-cell>
          <table:table-cell office:value-type="float" office:value="31.923">
            <text:p>31.923</text:p>
          </table:table-cell>
          <table:table-cell table:style-name="ce1" office:value-type="float" office:value="40.109">
            <text:p>40.109</text:p>
          </table:table-cell>
          <table:table-cell table:style-name="ce1" office:value-type="float" office:value="56.633">
            <text:p>56.633</text:p>
          </table:table-cell>
          <table:table-cell office:value-type="float" office:value="55.24">
            <text:p>55.24</text:p>
          </table:table-cell>
          <table:table-cell table:style-name="ce1" office:value-type="float" office:value="159.364">
            <text:p>159.364</text:p>
          </table:table-cell>
          <table:table-cell table:style-name="ce1" office:value-type="float" office:value="309.154">
            <text:p>309.154</text:p>
          </table:table-cell>
          <table:table-cell/>
        </table:table-row>
        <table:table-row table:style-name="ro1">
          <table:table-cell table:style-name="Default" table:formula="of:=[.A31]+1" office:value-type="float" office:value="29">
            <text:p>29</text:p>
          </table:table-cell>
          <table:table-cell office:value-type="string">
            <text:p>nfcapd.201511281920</text:p>
          </table:table-cell>
          <table:table-cell office:value-type="float" office:value="21.399">
            <text:p>21.399</text:p>
          </table:table-cell>
          <table:table-cell office:value-type="float" office:value="25.298">
            <text:p>25.298</text:p>
          </table:table-cell>
          <table:table-cell table:style-name="ce1" office:value-type="float" office:value="25.31">
            <text:p>25.31</text:p>
          </table:table-cell>
          <table:table-cell table:style-name="ce1" office:value-type="float" office:value="26.419">
            <text:p>26.419</text:p>
          </table:table-cell>
          <table:table-cell table:style-name="ce1" office:value-type="float" office:value="27.403">
            <text:p>27.403</text:p>
          </table:table-cell>
          <table:table-cell office:value-type="float" office:value="35.18">
            <text:p>35.18</text:p>
          </table:table-cell>
          <table:table-cell table:style-name="ce1" office:value-type="float" office:value="38.144">
            <text:p>38.144</text:p>
          </table:table-cell>
          <table:table-cell table:style-name="ce1" office:value-type="float" office:value="53.729">
            <text:p>53.729</text:p>
          </table:table-cell>
          <table:table-cell office:value-type="float" office:value="51.764">
            <text:p>51.764</text:p>
          </table:table-cell>
          <table:table-cell table:style-name="ce1" office:value-type="float" office:value="139.381">
            <text:p>139.381</text:p>
          </table:table-cell>
          <table:table-cell table:style-name="ce1" office:value-type="float" office:value="290.69">
            <text:p>290.69</text:p>
          </table:table-cell>
          <table:table-cell/>
        </table:table-row>
        <table:table-row table:style-name="ro1">
          <table:table-cell table:style-name="Default" table:formula="of:=[.A32]+1" office:value-type="float" office:value="30">
            <text:p>30</text:p>
          </table:table-cell>
          <table:table-cell office:value-type="string">
            <text:p>nfcapd.201511281925</text:p>
          </table:table-cell>
          <table:table-cell office:value-type="float" office:value="21.009">
            <text:p>21.009</text:p>
          </table:table-cell>
          <table:table-cell office:value-type="float" office:value="24.189">
            <text:p>24.189</text:p>
          </table:table-cell>
          <table:table-cell table:style-name="ce1" office:value-type="float" office:value="25.197">
            <text:p>25.197</text:p>
          </table:table-cell>
          <table:table-cell table:style-name="ce1" office:value-type="float" office:value="25.94">
            <text:p>25.94</text:p>
          </table:table-cell>
          <table:table-cell table:style-name="ce1" office:value-type="float" office:value="26.763">
            <text:p>26.763</text:p>
          </table:table-cell>
          <table:table-cell office:value-type="float" office:value="29.191">
            <text:p>29.191</text:p>
          </table:table-cell>
          <table:table-cell table:style-name="ce1" office:value-type="float" office:value="37.802">
            <text:p>37.802</text:p>
          </table:table-cell>
          <table:table-cell table:style-name="ce1" office:value-type="float" office:value="51.338">
            <text:p>51.338</text:p>
          </table:table-cell>
          <table:table-cell office:value-type="float" office:value="49.272">
            <text:p>49.272</text:p>
          </table:table-cell>
          <table:table-cell table:style-name="ce1" office:value-type="float" office:value="150.373">
            <text:p>150.373</text:p>
          </table:table-cell>
          <table:table-cell table:style-name="ce1" office:value-type="float" office:value="288.959">
            <text:p>288.959</text:p>
          </table:table-cell>
          <table:table-cell/>
        </table:table-row>
        <table:table-row table:style-name="ro1">
          <table:table-cell table:style-name="Default" table:formula="of:=[.A33]+1" office:value-type="float" office:value="31">
            <text:p>31</text:p>
          </table:table-cell>
          <table:table-cell office:value-type="string">
            <text:p>nfcapd.201511281930</text:p>
          </table:table-cell>
          <table:table-cell office:value-type="float" office:value="22.025">
            <text:p>22.025</text:p>
          </table:table-cell>
          <table:table-cell office:value-type="float" office:value="25.074">
            <text:p>25.074</text:p>
          </table:table-cell>
          <table:table-cell table:style-name="ce1" office:value-type="float" office:value="27.262">
            <text:p>27.262</text:p>
          </table:table-cell>
          <table:table-cell table:style-name="ce1" office:value-type="float" office:value="26.039">
            <text:p>26.039</text:p>
          </table:table-cell>
          <table:table-cell table:style-name="ce1" office:value-type="float" office:value="28.381">
            <text:p>28.381</text:p>
          </table:table-cell>
          <table:table-cell office:value-type="float" office:value="47.826">
            <text:p>47.826</text:p>
          </table:table-cell>
          <table:table-cell table:style-name="ce1" office:value-type="float" office:value="39.036">
            <text:p>39.036</text:p>
          </table:table-cell>
          <table:table-cell table:style-name="ce1" office:value-type="float" office:value="55.548">
            <text:p>55.548</text:p>
          </table:table-cell>
          <table:table-cell office:value-type="float" office:value="51.107">
            <text:p>51.107</text:p>
          </table:table-cell>
          <table:table-cell table:style-name="ce1" office:value-type="float" office:value="142.977">
            <text:p>142.977</text:p>
          </table:table-cell>
          <table:table-cell table:style-name="ce1" office:value-type="float" office:value="301.641">
            <text:p>301.641</text:p>
          </table:table-cell>
          <table:table-cell/>
        </table:table-row>
        <table:table-row table:style-name="ro1">
          <table:table-cell table:style-name="Default" table:formula="of:=[.A34]+1" office:value-type="float" office:value="32">
            <text:p>32</text:p>
          </table:table-cell>
          <table:table-cell office:value-type="string">
            <text:p>nfcapd.201511281935</text:p>
          </table:table-cell>
          <table:table-cell office:value-type="float" office:value="24.92">
            <text:p>24.92</text:p>
          </table:table-cell>
          <table:table-cell office:value-type="float" office:value="27.866">
            <text:p>27.866</text:p>
          </table:table-cell>
          <table:table-cell table:style-name="ce1" office:value-type="float" office:value="28.653">
            <text:p>28.653</text:p>
          </table:table-cell>
          <table:table-cell table:style-name="ce1" office:value-type="float" office:value="29.954">
            <text:p>29.954</text:p>
          </table:table-cell>
          <table:table-cell table:style-name="ce1" office:value-type="float" office:value="31.815">
            <text:p>31.815</text:p>
          </table:table-cell>
          <table:table-cell office:value-type="float" office:value="155.168">
            <text:p>155.168</text:p>
          </table:table-cell>
          <table:table-cell table:style-name="ce1" office:value-type="float" office:value="44.423">
            <text:p>44.423</text:p>
          </table:table-cell>
          <table:table-cell table:style-name="ce1" office:value-type="float" office:value="59.895">
            <text:p>59.895</text:p>
          </table:table-cell>
          <table:table-cell office:value-type="float" office:value="50.438">
            <text:p>50.438</text:p>
          </table:table-cell>
          <table:table-cell table:style-name="ce1" office:value-type="float" office:value="161.554">
            <text:p>161.554</text:p>
          </table:table-cell>
          <table:table-cell table:style-name="ce1" office:value-type="float" office:value="339.565">
            <text:p>339.565</text:p>
          </table:table-cell>
          <table:table-cell/>
        </table:table-row>
        <table:table-row table:style-name="ro1">
          <table:table-cell table:style-name="Default" table:formula="of:=[.A35]+1" office:value-type="float" office:value="33">
            <text:p>33</text:p>
          </table:table-cell>
          <table:table-cell office:value-type="string">
            <text:p>nfcapd.201511281940</text:p>
          </table:table-cell>
          <table:table-cell office:value-type="float" office:value="20.394">
            <text:p>20.394</text:p>
          </table:table-cell>
          <table:table-cell office:value-type="float" office:value="24.435">
            <text:p>24.435</text:p>
          </table:table-cell>
          <table:table-cell table:style-name="ce1" office:value-type="float" office:value="23.955">
            <text:p>23.955</text:p>
          </table:table-cell>
          <table:table-cell table:style-name="ce1" office:value-type="float" office:value="25.141">
            <text:p>25.141</text:p>
          </table:table-cell>
          <table:table-cell table:style-name="ce1" office:value-type="float" office:value="26.469">
            <text:p>26.469</text:p>
          </table:table-cell>
          <table:table-cell office:value-type="float" office:value="141.377">
            <text:p>141.377</text:p>
          </table:table-cell>
          <table:table-cell table:style-name="ce1" office:value-type="float" office:value="38.331">
            <text:p>38.331</text:p>
          </table:table-cell>
          <table:table-cell table:style-name="ce1" office:value-type="float" office:value="50.119">
            <text:p>50.119</text:p>
          </table:table-cell>
          <table:table-cell office:value-type="float" office:value="83.1">
            <text:p>83.1</text:p>
          </table:table-cell>
          <table:table-cell table:style-name="ce1" office:value-type="float" office:value="134.392">
            <text:p>134.392</text:p>
          </table:table-cell>
          <table:table-cell table:style-name="ce1" office:value-type="float" office:value="280.788">
            <text:p>280.788</text:p>
          </table:table-cell>
          <table:table-cell/>
        </table:table-row>
        <table:table-row table:style-name="ro1">
          <table:table-cell table:style-name="Default" table:formula="of:=[.A36]+1" office:value-type="float" office:value="34">
            <text:p>34</text:p>
          </table:table-cell>
          <table:table-cell office:value-type="string">
            <text:p>nfcapd.201511281945</text:p>
          </table:table-cell>
          <table:table-cell office:value-type="float" office:value="33.958">
            <text:p>33.958</text:p>
          </table:table-cell>
          <table:table-cell office:value-type="float" office:value="39.381">
            <text:p>39.381</text:p>
          </table:table-cell>
          <table:table-cell table:style-name="ce1" office:value-type="float" office:value="39.584">
            <text:p>39.584</text:p>
          </table:table-cell>
          <table:table-cell table:style-name="ce1" office:value-type="float" office:value="41.712">
            <text:p>41.712</text:p>
          </table:table-cell>
          <table:table-cell table:style-name="ce1" office:value-type="float" office:value="43.387">
            <text:p>43.387</text:p>
          </table:table-cell>
          <table:table-cell office:value-type="float" office:value="107.083">
            <text:p>107.083</text:p>
          </table:table-cell>
          <table:table-cell table:style-name="ce1" office:value-type="float" office:value="62.494">
            <text:p>62.494</text:p>
          </table:table-cell>
          <table:table-cell table:style-name="ce1" office:value-type="float" office:value="82.884">
            <text:p>82.884</text:p>
          </table:table-cell>
          <table:table-cell office:value-type="float" office:value="273.651">
            <text:p>273.651</text:p>
          </table:table-cell>
          <table:table-cell table:style-name="ce1" office:value-type="float" office:value="222.283">
            <text:p>222.283</text:p>
          </table:table-cell>
          <table:table-cell table:style-name="ce1" office:value-type="float" office:value="471.43">
            <text:p>471.43</text:p>
          </table:table-cell>
          <table:table-cell/>
        </table:table-row>
        <table:table-row table:style-name="ro1">
          <table:table-cell table:style-name="Default" table:formula="of:=[.A37]+1" office:value-type="float" office:value="35">
            <text:p>35</text:p>
          </table:table-cell>
          <table:table-cell office:value-type="string">
            <text:p>nfcapd.201511281950</text:p>
          </table:table-cell>
          <table:table-cell office:value-type="float" office:value="109.789">
            <text:p>109.789</text:p>
          </table:table-cell>
          <table:table-cell office:value-type="float" office:value="128.509">
            <text:p>128.509</text:p>
          </table:table-cell>
          <table:table-cell table:style-name="ce1" office:value-type="float" office:value="130.771">
            <text:p>130.771</text:p>
          </table:table-cell>
          <table:table-cell table:style-name="ce1" office:value-type="float" office:value="136.198">
            <text:p>136.198</text:p>
          </table:table-cell>
          <table:table-cell table:style-name="ce1" office:value-type="float" office:value="143.586">
            <text:p>143.586</text:p>
          </table:table-cell>
          <table:table-cell office:value-type="float" office:value="96.712">
            <text:p>96.712</text:p>
          </table:table-cell>
          <table:table-cell table:style-name="ce1" office:value-type="float" office:value="207.637">
            <text:p>207.637</text:p>
          </table:table-cell>
          <table:table-cell table:style-name="ce1" office:value-type="float" office:value="290.782">
            <text:p>290.782</text:p>
          </table:table-cell>
          <table:table-cell office:value-type="float" office:value="254.669">
            <text:p>254.669</text:p>
          </table:table-cell>
          <table:table-cell table:style-name="ce1" office:value-type="float" office:value="742.647">
            <text:p>742.647</text:p>
          </table:table-cell>
          <table:table-cell table:style-name="ce1" office:value-type="float" office:value="1455.133">
            <text:p>1455.133</text:p>
          </table:table-cell>
          <table:table-cell/>
        </table:table-row>
        <table:table-row table:style-name="ro1">
          <table:table-cell table:style-name="Default" table:formula="of:=[.A38]+1" office:value-type="float" office:value="36">
            <text:p>36</text:p>
          </table:table-cell>
          <table:table-cell office:value-type="string">
            <text:p>nfcapd.201511281955</text:p>
          </table:table-cell>
          <table:table-cell office:value-type="float" office:value="99.483">
            <text:p>99.483</text:p>
          </table:table-cell>
          <table:table-cell office:value-type="float" office:value="117.976">
            <text:p>117.976</text:p>
          </table:table-cell>
          <table:table-cell table:style-name="ce1" office:value-type="float" office:value="116.586">
            <text:p>116.586</text:p>
          </table:table-cell>
          <table:table-cell table:style-name="ce1" office:value-type="float" office:value="121.916">
            <text:p>121.916</text:p>
          </table:table-cell>
          <table:table-cell table:style-name="ce1" office:value-type="float" office:value="130.337">
            <text:p>130.337</text:p>
          </table:table-cell>
          <table:table-cell office:value-type="float" office:value="33.923">
            <text:p>33.923</text:p>
          </table:table-cell>
          <table:table-cell table:style-name="ce1" office:value-type="float" office:value="188.182">
            <text:p>188.182</text:p>
          </table:table-cell>
          <table:table-cell table:style-name="ce1" office:value-type="float" office:value="248.959">
            <text:p>248.959</text:p>
          </table:table-cell>
          <table:table-cell office:value-type="float" office:value="166.391">
            <text:p>166.391</text:p>
          </table:table-cell>
          <table:table-cell table:style-name="ce1" office:value-type="float" office:value="673.667">
            <text:p>673.667</text:p>
          </table:table-cell>
          <table:table-cell table:style-name="ce1" office:value-type="float" office:value="1354.593">
            <text:p>1354.593</text:p>
          </table:table-cell>
          <table:table-cell/>
        </table:table-row>
        <table:table-row table:style-name="ro1">
          <table:table-cell table:style-name="Default" table:formula="of:=[.A39]+1" office:value-type="float" office:value="37">
            <text:p>37</text:p>
          </table:table-cell>
          <table:table-cell office:value-type="string">
            <text:p>nfcapd.201511282000</text:p>
          </table:table-cell>
          <table:table-cell office:value-type="float" office:value="73.825">
            <text:p>73.825</text:p>
          </table:table-cell>
          <table:table-cell office:value-type="float" office:value="84.266">
            <text:p>84.266</text:p>
          </table:table-cell>
          <table:table-cell table:style-name="ce1" office:value-type="float" office:value="87.093">
            <text:p>87.093</text:p>
          </table:table-cell>
          <table:table-cell table:style-name="ce1" office:value-type="float" office:value="90.354">
            <text:p>90.354</text:p>
          </table:table-cell>
          <table:table-cell table:style-name="ce1" office:value-type="float" office:value="94.556">
            <text:p>94.556</text:p>
          </table:table-cell>
          <table:table-cell office:value-type="float" office:value="30.015">
            <text:p>30.015</text:p>
          </table:table-cell>
          <table:table-cell table:style-name="ce1" office:value-type="float" office:value="140.634">
            <text:p>140.634</text:p>
          </table:table-cell>
          <table:table-cell table:style-name="ce1" office:value-type="float" office:value="163.327">
            <text:p>163.327</text:p>
          </table:table-cell>
          <table:table-cell office:value-type="float" office:value="132.265">
            <text:p>132.265</text:p>
          </table:table-cell>
          <table:table-cell table:style-name="ce1" office:value-type="float" office:value="299.966">
            <text:p>299.966</text:p>
          </table:table-cell>
          <table:table-cell table:style-name="ce1" office:value-type="float" office:value="733.803">
            <text:p>733.803</text:p>
          </table:table-cell>
          <table:table-cell/>
        </table:table-row>
        <table:table-row table:style-name="ro1">
          <table:table-cell table:style-name="Default" table:formula="of:=[.A40]+1" office:value-type="float" office:value="38">
            <text:p>38</text:p>
          </table:table-cell>
          <table:table-cell office:value-type="string">
            <text:p>nfcapd.201511282005</text:p>
          </table:table-cell>
          <table:table-cell office:value-type="float" office:value="69.312">
            <text:p>69.312</text:p>
          </table:table-cell>
          <table:table-cell office:value-type="float" office:value="80.301">
            <text:p>80.301</text:p>
          </table:table-cell>
          <table:table-cell table:style-name="ce1" office:value-type="float" office:value="83.573">
            <text:p>83.573</text:p>
          </table:table-cell>
          <table:table-cell table:style-name="ce1" office:value-type="float" office:value="87.523">
            <text:p>87.523</text:p>
          </table:table-cell>
          <table:table-cell table:style-name="ce1" office:value-type="float" office:value="90.409">
            <text:p>90.409</text:p>
          </table:table-cell>
          <table:table-cell office:value-type="float" office:value="35.451">
            <text:p>35.451</text:p>
          </table:table-cell>
          <table:table-cell table:style-name="ce1" office:value-type="float" office:value="115.5">
            <text:p>115.5</text:p>
          </table:table-cell>
          <table:table-cell table:style-name="ce1" office:value-type="float" office:value="129.2">
            <text:p>129.2</text:p>
          </table:table-cell>
          <table:table-cell office:value-type="float" office:value="56.851">
            <text:p>56.851</text:p>
          </table:table-cell>
          <table:table-cell table:style-name="ce1" office:value-type="float" office:value="275.984">
            <text:p>275.984</text:p>
          </table:table-cell>
          <table:table-cell table:style-name="ce1" office:value-type="float" office:value="656.134">
            <text:p>656.134</text:p>
          </table:table-cell>
          <table:table-cell/>
        </table:table-row>
        <table:table-row table:style-name="ro1">
          <table:table-cell table:style-name="Default" table:formula="of:=[.A41]+1" office:value-type="float" office:value="39">
            <text:p>39</text:p>
          </table:table-cell>
          <table:table-cell office:value-type="string">
            <text:p>nfcapd.201511282010</text:p>
          </table:table-cell>
          <table:table-cell office:value-type="float" office:value="23.94">
            <text:p>23.94</text:p>
          </table:table-cell>
          <table:table-cell office:value-type="float" office:value="26.234">
            <text:p>26.234</text:p>
          </table:table-cell>
          <table:table-cell table:style-name="ce1" office:value-type="float" office:value="28.473">
            <text:p>28.473</text:p>
          </table:table-cell>
          <table:table-cell table:style-name="ce1" office:value-type="float" office:value="28.813">
            <text:p>28.813</text:p>
          </table:table-cell>
          <table:table-cell table:style-name="ce1" office:value-type="float" office:value="30.585">
            <text:p>30.585</text:p>
          </table:table-cell>
          <table:table-cell office:value-type="float" office:value="41.122">
            <text:p>41.122</text:p>
          </table:table-cell>
          <table:table-cell table:style-name="ce1" office:value-type="float" office:value="45.355">
            <text:p>45.355</text:p>
          </table:table-cell>
          <table:table-cell table:style-name="ce1" office:value-type="float" office:value="58.296">
            <text:p>58.296</text:p>
          </table:table-cell>
          <table:table-cell office:value-type="float" office:value="36.512">
            <text:p>36.512</text:p>
          </table:table-cell>
          <table:table-cell table:style-name="ce1" office:value-type="float" office:value="154.306">
            <text:p>154.306</text:p>
          </table:table-cell>
          <table:table-cell table:style-name="ce1" office:value-type="float" office:value="321.046">
            <text:p>321.046</text:p>
          </table:table-cell>
          <table:table-cell/>
        </table:table-row>
        <table:table-row table:style-name="ro1">
          <table:table-cell table:style-name="Default" table:formula="of:=[.A42]+1" office:value-type="float" office:value="40">
            <text:p>40</text:p>
          </table:table-cell>
          <table:table-cell office:value-type="string">
            <text:p>nfcapd.201511282015</text:p>
          </table:table-cell>
          <table:table-cell office:value-type="float" office:value="22.599">
            <text:p>22.599</text:p>
          </table:table-cell>
          <table:table-cell office:value-type="float" office:value="25.922">
            <text:p>25.922</text:p>
          </table:table-cell>
          <table:table-cell table:style-name="ce1" office:value-type="float" office:value="26.443">
            <text:p>26.443</text:p>
          </table:table-cell>
          <table:table-cell table:style-name="ce1" office:value-type="float" office:value="27.286">
            <text:p>27.286</text:p>
          </table:table-cell>
          <table:table-cell table:style-name="ce1" office:value-type="float" office:value="28.047">
            <text:p>28.047</text:p>
          </table:table-cell>
          <table:table-cell office:value-type="float" office:value="83.621">
            <text:p>83.621</text:p>
          </table:table-cell>
          <table:table-cell table:style-name="ce1" office:value-type="float" office:value="36.114">
            <text:p>36.114</text:p>
          </table:table-cell>
          <table:table-cell table:style-name="ce1" office:value-type="float" office:value="33.876">
            <text:p>33.876</text:p>
          </table:table-cell>
          <table:table-cell office:value-type="float" office:value="58.1">
            <text:p>58.1</text:p>
          </table:table-cell>
          <table:table-cell table:style-name="ce1" office:value-type="float" office:value="133.066">
            <text:p>133.066</text:p>
          </table:table-cell>
          <table:table-cell table:style-name="ce1" office:value-type="float" office:value="268.157">
            <text:p>268.157</text:p>
          </table:table-cell>
          <table:table-cell/>
        </table:table-row>
        <table:table-row table:style-name="ro1">
          <table:table-cell table:style-name="Default" table:formula="of:=[.A43]+1" office:value-type="float" office:value="41">
            <text:p>41</text:p>
          </table:table-cell>
          <table:table-cell office:value-type="string">
            <text:p>nfcapd.201511282020</text:p>
          </table:table-cell>
          <table:table-cell office:value-type="float" office:value="24.469">
            <text:p>24.469</text:p>
          </table:table-cell>
          <table:table-cell office:value-type="float" office:value="26.825">
            <text:p>26.825</text:p>
          </table:table-cell>
          <table:table-cell table:style-name="ce1" office:value-type="float" office:value="28.422">
            <text:p>28.422</text:p>
          </table:table-cell>
          <table:table-cell table:style-name="ce1" office:value-type="float" office:value="30.852">
            <text:p>30.852</text:p>
          </table:table-cell>
          <table:table-cell table:style-name="ce1" office:value-type="float" office:value="30.676">
            <text:p>30.676</text:p>
          </table:table-cell>
          <table:table-cell office:value-type="float" office:value="132.942">
            <text:p>132.942</text:p>
          </table:table-cell>
          <table:table-cell table:style-name="ce1" office:value-type="float" office:value="46.501">
            <text:p>46.501</text:p>
          </table:table-cell>
          <table:table-cell table:style-name="ce1" office:value-type="float" office:value="58.554">
            <text:p>58.554</text:p>
          </table:table-cell>
          <table:table-cell office:value-type="float" office:value="54.745">
            <text:p>54.745</text:p>
          </table:table-cell>
          <table:table-cell table:style-name="ce1" office:value-type="float" office:value="154.721">
            <text:p>154.721</text:p>
          </table:table-cell>
          <table:table-cell table:style-name="ce1" office:value-type="float" office:value="324.388">
            <text:p>324.388</text:p>
          </table:table-cell>
          <table:table-cell/>
        </table:table-row>
        <table:table-row table:style-name="ro1">
          <table:table-cell table:style-name="Default" table:formula="of:=[.A44]+1" office:value-type="float" office:value="42">
            <text:p>42</text:p>
          </table:table-cell>
          <table:table-cell office:value-type="string">
            <text:p>nfcapd.201511282025</text:p>
          </table:table-cell>
          <table:table-cell office:value-type="float" office:value="31.354">
            <text:p>31.354</text:p>
          </table:table-cell>
          <table:table-cell office:value-type="float" office:value="35.521">
            <text:p>35.521</text:p>
          </table:table-cell>
          <table:table-cell table:style-name="ce1" office:value-type="float" office:value="36.312">
            <text:p>36.312</text:p>
          </table:table-cell>
          <table:table-cell table:style-name="ce1" office:value-type="float" office:value="37.5">
            <text:p>37.5</text:p>
          </table:table-cell>
          <table:table-cell table:style-name="ce1" office:value-type="float" office:value="39.717">
            <text:p>39.717</text:p>
          </table:table-cell>
          <table:table-cell office:value-type="float" office:value="71.883">
            <text:p>71.883</text:p>
          </table:table-cell>
          <table:table-cell table:style-name="ce1" office:value-type="float" office:value="49.729">
            <text:p>49.729</text:p>
          </table:table-cell>
          <table:table-cell table:style-name="ce1" office:value-type="float" office:value="45.893">
            <text:p>45.893</text:p>
          </table:table-cell>
          <table:table-cell office:value-type="float" office:value="97.132">
            <text:p>97.132</text:p>
          </table:table-cell>
          <table:table-cell table:style-name="ce1" office:value-type="float" office:value="171.444">
            <text:p>171.444</text:p>
          </table:table-cell>
          <table:table-cell table:style-name="ce1" office:value-type="float" office:value="391.403">
            <text:p>391.403</text:p>
          </table:table-cell>
          <table:table-cell/>
        </table:table-row>
        <table:table-row table:style-name="ro1">
          <table:table-cell table:style-name="Default" table:formula="of:=[.A45]+1" office:value-type="float" office:value="43">
            <text:p>43</text:p>
          </table:table-cell>
          <table:table-cell office:value-type="string">
            <text:p>nfcapd.201511282030</text:p>
          </table:table-cell>
          <table:table-cell office:value-type="float" office:value="69.273">
            <text:p>69.273</text:p>
          </table:table-cell>
          <table:table-cell office:value-type="float" office:value="81.323">
            <text:p>81.323</text:p>
          </table:table-cell>
          <table:table-cell table:style-name="ce1" office:value-type="float" office:value="75.08">
            <text:p>75.08</text:p>
          </table:table-cell>
          <table:table-cell table:style-name="ce1" office:value-type="float" office:value="78.729">
            <text:p>78.729</text:p>
          </table:table-cell>
          <table:table-cell table:style-name="ce1" office:value-type="float" office:value="83.265">
            <text:p>83.265</text:p>
          </table:table-cell>
          <table:table-cell office:value-type="float" office:value="71.154">
            <text:p>71.154</text:p>
          </table:table-cell>
          <table:table-cell table:style-name="ce1" office:value-type="float" office:value="91.725">
            <text:p>91.725</text:p>
          </table:table-cell>
          <table:table-cell table:style-name="ce1" office:value-type="float" office:value="85.952">
            <text:p>85.952</text:p>
          </table:table-cell>
          <table:table-cell office:value-type="float" office:value="155.058">
            <text:p>155.058</text:p>
          </table:table-cell>
          <table:table-cell table:style-name="ce1" office:value-type="float" office:value="222.658">
            <text:p>222.658</text:p>
          </table:table-cell>
          <table:table-cell table:style-name="ce1" office:value-type="float" office:value="525.884">
            <text:p>525.884</text:p>
          </table:table-cell>
          <table:table-cell/>
        </table:table-row>
        <table:table-row table:style-name="ro1">
          <table:table-cell table:style-name="Default" table:formula="of:=[.A46]+1" office:value-type="float" office:value="44">
            <text:p>44</text:p>
          </table:table-cell>
          <table:table-cell office:value-type="string">
            <text:p>nfcapd.201511282035</text:p>
          </table:table-cell>
          <table:table-cell office:value-type="float" office:value="113.12">
            <text:p>113.12</text:p>
          </table:table-cell>
          <table:table-cell office:value-type="float" office:value="123.674">
            <text:p>123.674</text:p>
          </table:table-cell>
          <table:table-cell table:style-name="ce1" office:value-type="float" office:value="129.763">
            <text:p>129.763</text:p>
          </table:table-cell>
          <table:table-cell table:style-name="ce1" office:value-type="float" office:value="125.979">
            <text:p>125.979</text:p>
          </table:table-cell>
          <table:table-cell table:style-name="ce1" office:value-type="float" office:value="128.529">
            <text:p>128.529</text:p>
          </table:table-cell>
          <table:table-cell office:value-type="float" office:value="165.075">
            <text:p>165.075</text:p>
          </table:table-cell>
          <table:table-cell table:style-name="ce1" office:value-type="float" office:value="145.802">
            <text:p>145.802</text:p>
          </table:table-cell>
          <table:table-cell table:style-name="ce1" office:value-type="float" office:value="159.562">
            <text:p>159.562</text:p>
          </table:table-cell>
          <table:table-cell office:value-type="float" office:value="119.889">
            <text:p>119.889</text:p>
          </table:table-cell>
          <table:table-cell table:style-name="ce1" office:value-type="float" office:value="304.128">
            <text:p>304.128</text:p>
          </table:table-cell>
          <table:table-cell table:style-name="ce1" office:value-type="float" office:value="633.774">
            <text:p>633.774</text:p>
          </table:table-cell>
          <table:table-cell/>
        </table:table-row>
        <table:table-row table:style-name="ro1">
          <table:table-cell table:style-name="Default" table:formula="of:=[.A47]+1" office:value-type="float" office:value="45">
            <text:p>45</text:p>
          </table:table-cell>
          <table:table-cell office:value-type="string">
            <text:p>nfcapd.201511282040</text:p>
          </table:table-cell>
          <table:table-cell office:value-type="float" office:value="49.017">
            <text:p>49.017</text:p>
          </table:table-cell>
          <table:table-cell office:value-type="float" office:value="56.49">
            <text:p>56.49</text:p>
          </table:table-cell>
          <table:table-cell table:style-name="ce1" office:value-type="float" office:value="60.141">
            <text:p>60.141</text:p>
          </table:table-cell>
          <table:table-cell table:style-name="ce1" office:value-type="float" office:value="60.947">
            <text:p>60.947</text:p>
          </table:table-cell>
          <table:table-cell table:style-name="ce1" office:value-type="float" office:value="64.628">
            <text:p>64.628</text:p>
          </table:table-cell>
          <table:table-cell office:value-type="float" office:value="162.539">
            <text:p>162.539</text:p>
          </table:table-cell>
          <table:table-cell table:style-name="ce1" office:value-type="float" office:value="96.312">
            <text:p>96.312</text:p>
          </table:table-cell>
          <table:table-cell table:style-name="ce1" office:value-type="float" office:value="119.128">
            <text:p>119.128</text:p>
          </table:table-cell>
          <table:table-cell office:value-type="float" office:value="122.209">
            <text:p>122.209</text:p>
          </table:table-cell>
          <table:table-cell table:style-name="ce1" office:value-type="float" office:value="255.765">
            <text:p>255.765</text:p>
          </table:table-cell>
          <table:table-cell table:style-name="ce1" office:value-type="float" office:value="591.423">
            <text:p>591.423</text:p>
          </table:table-cell>
          <table:table-cell/>
        </table:table-row>
        <table:table-row table:style-name="ro1">
          <table:table-cell table:style-name="Default" table:formula="of:=[.A48]+1" office:value-type="float" office:value="46">
            <text:p>46</text:p>
          </table:table-cell>
          <table:table-cell office:value-type="string">
            <text:p>nfcapd.201511282045</text:p>
          </table:table-cell>
          <table:table-cell office:value-type="float" office:value="48.968">
            <text:p>48.968</text:p>
          </table:table-cell>
          <table:table-cell office:value-type="float" office:value="56.278">
            <text:p>56.278</text:p>
          </table:table-cell>
          <table:table-cell table:style-name="ce1" office:value-type="float" office:value="57.851">
            <text:p>57.851</text:p>
          </table:table-cell>
          <table:table-cell table:style-name="ce1" office:value-type="float" office:value="60.092">
            <text:p>60.092</text:p>
          </table:table-cell>
          <table:table-cell table:style-name="ce1" office:value-type="float" office:value="62.611">
            <text:p>62.611</text:p>
          </table:table-cell>
          <table:table-cell office:value-type="float" office:value="169.938">
            <text:p>169.938</text:p>
          </table:table-cell>
          <table:table-cell table:style-name="ce1" office:value-type="float" office:value="96.26">
            <text:p>96.26</text:p>
          </table:table-cell>
          <table:table-cell table:style-name="ce1" office:value-type="float" office:value="119.336">
            <text:p>119.336</text:p>
          </table:table-cell>
          <table:table-cell office:value-type="float" office:value="201.145">
            <text:p>201.145</text:p>
          </table:table-cell>
          <table:table-cell table:style-name="ce1" office:value-type="float" office:value="261.197">
            <text:p>261.197</text:p>
          </table:table-cell>
          <table:table-cell table:style-name="ce1" office:value-type="float" office:value="579.729">
            <text:p>579.729</text:p>
          </table:table-cell>
          <table:table-cell/>
        </table:table-row>
        <table:table-row table:style-name="ro1">
          <table:table-cell table:style-name="Default" table:formula="of:=[.A49]+1" office:value-type="float" office:value="47">
            <text:p>47</text:p>
          </table:table-cell>
          <table:table-cell office:value-type="string">
            <text:p>nfcapd.201511282050</text:p>
          </table:table-cell>
          <table:table-cell office:value-type="float" office:value="130.357">
            <text:p>130.357</text:p>
          </table:table-cell>
          <table:table-cell office:value-type="float" office:value="145.363">
            <text:p>145.363</text:p>
          </table:table-cell>
          <table:table-cell table:style-name="ce1" office:value-type="float" office:value="149.088">
            <text:p>149.088</text:p>
          </table:table-cell>
          <table:table-cell table:style-name="ce1" office:value-type="float" office:value="152.93">
            <text:p>152.93</text:p>
          </table:table-cell>
          <table:table-cell table:style-name="ce1" office:value-type="float" office:value="156.929">
            <text:p>156.929</text:p>
          </table:table-cell>
          <table:table-cell office:value-type="float" office:value="192.432">
            <text:p>192.432</text:p>
          </table:table-cell>
          <table:table-cell table:style-name="ce1" office:value-type="float" office:value="182.207">
            <text:p>182.207</text:p>
          </table:table-cell>
          <table:table-cell table:style-name="ce1" office:value-type="float" office:value="200.745">
            <text:p>200.745</text:p>
          </table:table-cell>
          <table:table-cell office:value-type="float" office:value="211.014">
            <text:p>211.014</text:p>
          </table:table-cell>
          <table:table-cell table:style-name="ce1" office:value-type="float" office:value="341.624">
            <text:p>341.624</text:p>
          </table:table-cell>
          <table:table-cell table:style-name="ce1" office:value-type="float" office:value="731.033">
            <text:p>731.033</text:p>
          </table:table-cell>
          <table:table-cell/>
        </table:table-row>
        <table:table-row table:style-name="ro1">
          <table:table-cell table:style-name="Default" table:formula="of:=[.A50]+1" office:value-type="float" office:value="48">
            <text:p>48</text:p>
          </table:table-cell>
          <table:table-cell office:value-type="string">
            <text:p>nfcapd.201511282055</text:p>
          </table:table-cell>
          <table:table-cell office:value-type="float" office:value="120.992">
            <text:p>120.992</text:p>
          </table:table-cell>
          <table:table-cell office:value-type="float" office:value="136.192">
            <text:p>136.192</text:p>
          </table:table-cell>
          <table:table-cell table:style-name="ce1" office:value-type="float" office:value="146.194">
            <text:p>146.194</text:p>
          </table:table-cell>
          <table:table-cell table:style-name="ce1" office:value-type="float" office:value="147.734">
            <text:p>147.734</text:p>
          </table:table-cell>
          <table:table-cell table:style-name="ce1" office:value-type="float" office:value="153.53">
            <text:p>153.53</text:p>
          </table:table-cell>
          <table:table-cell office:value-type="float" office:value="199.103">
            <text:p>199.103</text:p>
          </table:table-cell>
          <table:table-cell table:style-name="ce1" office:value-type="float" office:value="197.849">
            <text:p>197.849</text:p>
          </table:table-cell>
          <table:table-cell table:style-name="ce1" office:value-type="float" office:value="218.565">
            <text:p>218.565</text:p>
          </table:table-cell>
          <table:table-cell office:value-type="float" office:value="313.646">
            <text:p>313.646</text:p>
          </table:table-cell>
          <table:table-cell table:style-name="ce1" office:value-type="float" office:value="343.36">
            <text:p>343.36</text:p>
          </table:table-cell>
          <table:table-cell table:style-name="ce1" office:value-type="float" office:value="761.479">
            <text:p>761.479</text:p>
          </table:table-cell>
          <table:table-cell/>
        </table:table-row>
        <table:table-row table:style-name="ro1">
          <table:table-cell table:style-name="Default" table:formula="of:=[.A51]+1" office:value-type="float" office:value="49">
            <text:p>49</text:p>
          </table:table-cell>
          <table:table-cell office:value-type="string">
            <text:p>nfcapd.201511282100</text:p>
          </table:table-cell>
          <table:table-cell office:value-type="float" office:value="120.194">
            <text:p>120.194</text:p>
          </table:table-cell>
          <table:table-cell office:value-type="float" office:value="139.433">
            <text:p>139.433</text:p>
          </table:table-cell>
          <table:table-cell table:style-name="ce1" office:value-type="float" office:value="145.802">
            <text:p>145.802</text:p>
          </table:table-cell>
          <table:table-cell table:style-name="ce1" office:value-type="float" office:value="146.561">
            <text:p>146.561</text:p>
          </table:table-cell>
          <table:table-cell table:style-name="ce1" office:value-type="float" office:value="155.248">
            <text:p>155.248</text:p>
          </table:table-cell>
          <table:table-cell office:value-type="float" office:value="199.48">
            <text:p>199.48</text:p>
          </table:table-cell>
          <table:table-cell table:style-name="ce1" office:value-type="float" office:value="228.324">
            <text:p>228.324</text:p>
          </table:table-cell>
          <table:table-cell table:style-name="ce1" office:value-type="float" office:value="304.99">
            <text:p>304.99</text:p>
          </table:table-cell>
          <table:table-cell office:value-type="float" office:value="357.733">
            <text:p>357.733</text:p>
          </table:table-cell>
          <table:table-cell table:style-name="ce1" office:value-type="float" office:value="818.808">
            <text:p>818.808</text:p>
          </table:table-cell>
          <table:table-cell table:style-name="ce1" office:value-type="float" office:value="1509.369">
            <text:p>1509.369</text:p>
          </table:table-cell>
          <table:table-cell/>
        </table:table-row>
        <table:table-row table:style-name="ro1">
          <table:table-cell table:style-name="Default" table:formula="of:=[.A52]+1" office:value-type="float" office:value="50">
            <text:p>50</text:p>
          </table:table-cell>
          <table:table-cell office:value-type="string">
            <text:p>nfcapd.201511282105</text:p>
          </table:table-cell>
          <table:table-cell office:value-type="float" office:value="135.506">
            <text:p>135.506</text:p>
          </table:table-cell>
          <table:table-cell office:value-type="float" office:value="161.202">
            <text:p>161.202</text:p>
          </table:table-cell>
          <table:table-cell table:style-name="ce1" office:value-type="float" office:value="161.911">
            <text:p>161.911</text:p>
          </table:table-cell>
          <table:table-cell table:style-name="ce1" office:value-type="float" office:value="168.495">
            <text:p>168.495</text:p>
          </table:table-cell>
          <table:table-cell table:style-name="ce1" office:value-type="float" office:value="177.004">
            <text:p>177.004</text:p>
          </table:table-cell>
          <table:table-cell office:value-type="float" office:value="191.719">
            <text:p>191.719</text:p>
          </table:table-cell>
          <table:table-cell table:style-name="ce1" office:value-type="float" office:value="263.835">
            <text:p>263.835</text:p>
          </table:table-cell>
          <table:table-cell table:style-name="ce1" office:value-type="float" office:value="359.916">
            <text:p>359.916</text:p>
          </table:table-cell>
          <table:table-cell office:value-type="float" office:value="368.769">
            <text:p>368.769</text:p>
          </table:table-cell>
          <table:table-cell table:style-name="ce1" office:value-type="float" office:value="917.901">
            <text:p>917.901</text:p>
          </table:table-cell>
          <table:table-cell table:style-name="ce1" office:value-type="float" office:value="1550.773">
            <text:p>1550.773</text:p>
          </table:table-cell>
          <table:table-cell/>
        </table:table-row>
        <table:table-row table:style-name="ro1">
          <table:table-cell table:style-name="Default" table:formula="of:=[.A53]+1" office:value-type="float" office:value="51">
            <text:p>51</text:p>
          </table:table-cell>
          <table:table-cell office:value-type="string">
            <text:p>nfcapd.201511282110</text:p>
          </table:table-cell>
          <table:table-cell office:value-type="float" office:value="144.05">
            <text:p>144.05</text:p>
          </table:table-cell>
          <table:table-cell office:value-type="float" office:value="167.296">
            <text:p>167.296</text:p>
          </table:table-cell>
          <table:table-cell table:style-name="ce1" office:value-type="float" office:value="169.263">
            <text:p>169.263</text:p>
          </table:table-cell>
          <table:table-cell table:style-name="ce1" office:value-type="float" office:value="175.084">
            <text:p>175.084</text:p>
          </table:table-cell>
          <table:table-cell table:style-name="ce1" office:value-type="float" office:value="184.176">
            <text:p>184.176</text:p>
          </table:table-cell>
          <table:table-cell office:value-type="float" office:value="195.759">
            <text:p>195.759</text:p>
          </table:table-cell>
          <table:table-cell table:style-name="ce1" office:value-type="float" office:value="269.437">
            <text:p>269.437</text:p>
          </table:table-cell>
          <table:table-cell table:style-name="ce1" office:value-type="float" office:value="375.747">
            <text:p>375.747</text:p>
          </table:table-cell>
          <table:table-cell office:value-type="float" office:value="345.154">
            <text:p>345.154</text:p>
          </table:table-cell>
          <table:table-cell table:style-name="ce1" office:value-type="float" office:value="958.886">
            <text:p>958.886</text:p>
          </table:table-cell>
          <table:table-cell table:style-name="ce1" office:value-type="float" office:value="1557.53">
            <text:p>1557.53</text:p>
          </table:table-cell>
          <table:table-cell/>
        </table:table-row>
        <table:table-row table:style-name="ro1">
          <table:table-cell table:style-name="Default" table:formula="of:=[.A54]+1" office:value-type="float" office:value="52">
            <text:p>52</text:p>
          </table:table-cell>
          <table:table-cell office:value-type="string">
            <text:p>nfcapd.201511282115</text:p>
          </table:table-cell>
          <table:table-cell office:value-type="float" office:value="140.21">
            <text:p>140.21</text:p>
          </table:table-cell>
          <table:table-cell office:value-type="float" office:value="162.945">
            <text:p>162.945</text:p>
          </table:table-cell>
          <table:table-cell table:style-name="ce1" office:value-type="float" office:value="166.328">
            <text:p>166.328</text:p>
          </table:table-cell>
          <table:table-cell table:style-name="ce1" office:value-type="float" office:value="172.428">
            <text:p>172.428</text:p>
          </table:table-cell>
          <table:table-cell table:style-name="ce1" office:value-type="float" office:value="179.449">
            <text:p>179.449</text:p>
          </table:table-cell>
          <table:table-cell office:value-type="float" office:value="157.895">
            <text:p>157.895</text:p>
          </table:table-cell>
          <table:table-cell table:style-name="ce1" office:value-type="float" office:value="268.149">
            <text:p>268.149</text:p>
          </table:table-cell>
          <table:table-cell table:style-name="ce1" office:value-type="float" office:value="354.235">
            <text:p>354.235</text:p>
          </table:table-cell>
          <table:table-cell office:value-type="float" office:value="330.942">
            <text:p>330.942</text:p>
          </table:table-cell>
          <table:table-cell table:style-name="ce1" office:value-type="float" office:value="946.129">
            <text:p>946.129</text:p>
          </table:table-cell>
          <table:table-cell table:style-name="ce1" office:value-type="float" office:value="1555.699">
            <text:p>1555.699</text:p>
          </table:table-cell>
          <table:table-cell/>
        </table:table-row>
        <table:table-row table:style-name="ro1">
          <table:table-cell table:style-name="Default" table:formula="of:=[.A55]+1" office:value-type="float" office:value="53">
            <text:p>53</text:p>
          </table:table-cell>
          <table:table-cell office:value-type="string">
            <text:p>nfcapd.201511282120</text:p>
          </table:table-cell>
          <table:table-cell office:value-type="float" office:value="130.716">
            <text:p>130.716</text:p>
          </table:table-cell>
          <table:table-cell office:value-type="float" office:value="152.959">
            <text:p>152.959</text:p>
          </table:table-cell>
          <table:table-cell table:style-name="ce1" office:value-type="float" office:value="158.571">
            <text:p>158.571</text:p>
          </table:table-cell>
          <table:table-cell table:style-name="ce1" office:value-type="float" office:value="160.864">
            <text:p>160.864</text:p>
          </table:table-cell>
          <table:table-cell table:style-name="ce1" office:value-type="float" office:value="171.547">
            <text:p>171.547</text:p>
          </table:table-cell>
          <table:table-cell office:value-type="float" office:value="98.676">
            <text:p>98.676</text:p>
          </table:table-cell>
          <table:table-cell table:style-name="ce1" office:value-type="float" office:value="265.027">
            <text:p>265.027</text:p>
          </table:table-cell>
          <table:table-cell table:style-name="ce1" office:value-type="float" office:value="343.964">
            <text:p>343.964</text:p>
          </table:table-cell>
          <table:table-cell office:value-type="float" office:value="337.785">
            <text:p>337.785</text:p>
          </table:table-cell>
          <table:table-cell table:style-name="ce1" office:value-type="float" office:value="897.686">
            <text:p>897.686</text:p>
          </table:table-cell>
          <table:table-cell table:style-name="ce1" office:value-type="float" office:value="1545.263">
            <text:p>1545.263</text:p>
          </table:table-cell>
          <table:table-cell/>
        </table:table-row>
        <table:table-row table:style-name="ro1">
          <table:table-cell table:style-name="Default" table:formula="of:=[.A56]+1" office:value-type="float" office:value="54">
            <text:p>54</text:p>
          </table:table-cell>
          <table:table-cell office:value-type="string">
            <text:p>nfcapd.201511282125</text:p>
          </table:table-cell>
          <table:table-cell office:value-type="float" office:value="135.532">
            <text:p>135.532</text:p>
          </table:table-cell>
          <table:table-cell office:value-type="float" office:value="155.733">
            <text:p>155.733</text:p>
          </table:table-cell>
          <table:table-cell table:style-name="ce1" office:value-type="float" office:value="157.549">
            <text:p>157.549</text:p>
          </table:table-cell>
          <table:table-cell table:style-name="ce1" office:value-type="float" office:value="166.042">
            <text:p>166.042</text:p>
          </table:table-cell>
          <table:table-cell table:style-name="ce1" office:value-type="float" office:value="173.782">
            <text:p>173.782</text:p>
          </table:table-cell>
          <table:table-cell office:value-type="float" office:value="127.734">
            <text:p>127.734</text:p>
          </table:table-cell>
          <table:table-cell table:style-name="ce1" office:value-type="float" office:value="272.591">
            <text:p>272.591</text:p>
          </table:table-cell>
          <table:table-cell table:style-name="ce1" office:value-type="float" office:value="353.157">
            <text:p>353.157</text:p>
          </table:table-cell>
          <table:table-cell office:value-type="float" office:value="291.487">
            <text:p>291.487</text:p>
          </table:table-cell>
          <table:table-cell table:style-name="ce1" office:value-type="float" office:value="919.382">
            <text:p>919.382</text:p>
          </table:table-cell>
          <table:table-cell table:style-name="ce1" office:value-type="float" office:value="1550.229">
            <text:p>1550.229</text:p>
          </table:table-cell>
          <table:table-cell/>
        </table:table-row>
        <table:table-row table:style-name="ro1">
          <table:table-cell table:style-name="Default" table:formula="of:=[.A57]+1" office:value-type="float" office:value="55">
            <text:p>55</text:p>
          </table:table-cell>
          <table:table-cell office:value-type="string">
            <text:p>nfcapd.201511282130</text:p>
          </table:table-cell>
          <table:table-cell office:value-type="float" office:value="110.894">
            <text:p>110.894</text:p>
          </table:table-cell>
          <table:table-cell office:value-type="float" office:value="133.069">
            <text:p>133.069</text:p>
          </table:table-cell>
          <table:table-cell table:style-name="ce1" office:value-type="float" office:value="133.504">
            <text:p>133.504</text:p>
          </table:table-cell>
          <table:table-cell table:style-name="ce1" office:value-type="float" office:value="136.86">
            <text:p>136.86</text:p>
          </table:table-cell>
          <table:table-cell table:style-name="ce1" office:value-type="float" office:value="145.164">
            <text:p>145.164</text:p>
          </table:table-cell>
          <table:table-cell office:value-type="float" office:value="145.691">
            <text:p>145.691</text:p>
          </table:table-cell>
          <table:table-cell table:style-name="ce1" office:value-type="float" office:value="229.781">
            <text:p>229.781</text:p>
          </table:table-cell>
          <table:table-cell table:style-name="ce1" office:value-type="float" office:value="285.822">
            <text:p>285.822</text:p>
          </table:table-cell>
          <table:table-cell office:value-type="float" office:value="172.734">
            <text:p>172.734</text:p>
          </table:table-cell>
          <table:table-cell table:style-name="ce1" office:value-type="float" office:value="751.155">
            <text:p>751.155</text:p>
          </table:table-cell>
          <table:table-cell table:style-name="ce1" office:value-type="float" office:value="1460.468">
            <text:p>1460.468</text:p>
          </table:table-cell>
          <table:table-cell/>
        </table:table-row>
        <table:table-row table:style-name="ro1">
          <table:table-cell table:style-name="Default" table:formula="of:=[.A58]+1" office:value-type="float" office:value="56">
            <text:p>56</text:p>
          </table:table-cell>
          <table:table-cell office:value-type="string">
            <text:p>nfcapd.201511282135</text:p>
          </table:table-cell>
          <table:table-cell office:value-type="float" office:value="69.01">
            <text:p>69.01</text:p>
          </table:table-cell>
          <table:table-cell office:value-type="float" office:value="81.637">
            <text:p>81.637</text:p>
          </table:table-cell>
          <table:table-cell table:style-name="ce1" office:value-type="float" office:value="82.05">
            <text:p>82.05</text:p>
          </table:table-cell>
          <table:table-cell table:style-name="ce1" office:value-type="float" office:value="85.013">
            <text:p>85.013</text:p>
          </table:table-cell>
          <table:table-cell table:style-name="ce1" office:value-type="float" office:value="90.391">
            <text:p>90.391</text:p>
          </table:table-cell>
          <table:table-cell office:value-type="float" office:value="138.796">
            <text:p>138.796</text:p>
          </table:table-cell>
          <table:table-cell table:style-name="ce1" office:value-type="float" office:value="136.262">
            <text:p>136.262</text:p>
          </table:table-cell>
          <table:table-cell table:style-name="ce1" office:value-type="float" office:value="179.361">
            <text:p>179.361</text:p>
          </table:table-cell>
          <table:table-cell office:value-type="float" office:value="223.444">
            <text:p>223.444</text:p>
          </table:table-cell>
          <table:table-cell table:style-name="ce1" office:value-type="float" office:value="465.76">
            <text:p>465.76</text:p>
          </table:table-cell>
          <table:table-cell table:style-name="ce1" office:value-type="float" office:value="979.213">
            <text:p>979.213</text:p>
          </table:table-cell>
          <table:table-cell/>
        </table:table-row>
        <table:table-row table:style-name="ro1">
          <table:table-cell table:style-name="Default" table:formula="of:=[.A59]+1" office:value-type="float" office:value="57">
            <text:p>57</text:p>
          </table:table-cell>
          <table:table-cell office:value-type="string">
            <text:p>nfcapd.201511282140</text:p>
          </table:table-cell>
          <table:table-cell office:value-type="float" office:value="91.257">
            <text:p>91.257</text:p>
          </table:table-cell>
          <table:table-cell office:value-type="float" office:value="106.479">
            <text:p>106.479</text:p>
          </table:table-cell>
          <table:table-cell table:style-name="ce1" office:value-type="float" office:value="107.552">
            <text:p>107.552</text:p>
          </table:table-cell>
          <table:table-cell table:style-name="ce1" office:value-type="float" office:value="111.641">
            <text:p>111.641</text:p>
          </table:table-cell>
          <table:table-cell table:style-name="ce1" office:value-type="float" office:value="118.931">
            <text:p>118.931</text:p>
          </table:table-cell>
          <table:table-cell office:value-type="float" office:value="145.132">
            <text:p>145.132</text:p>
          </table:table-cell>
          <table:table-cell table:style-name="ce1" office:value-type="float" office:value="173.439">
            <text:p>173.439</text:p>
          </table:table-cell>
          <table:table-cell table:style-name="ce1" office:value-type="float" office:value="243.467">
            <text:p>243.467</text:p>
          </table:table-cell>
          <table:table-cell office:value-type="float" office:value="252.561">
            <text:p>252.561</text:p>
          </table:table-cell>
          <table:table-cell table:style-name="ce1" office:value-type="float" office:value="606.996">
            <text:p>606.996</text:p>
          </table:table-cell>
          <table:table-cell table:style-name="ce1" office:value-type="float" office:value="1259.695">
            <text:p>1259.695</text:p>
          </table:table-cell>
          <table:table-cell/>
        </table:table-row>
        <table:table-row table:style-name="ro1">
          <table:table-cell table:style-name="Default" table:formula="of:=[.A60]+1" office:value-type="float" office:value="58">
            <text:p>58</text:p>
          </table:table-cell>
          <table:table-cell office:value-type="string">
            <text:p>nfcapd.201511282145</text:p>
          </table:table-cell>
          <table:table-cell office:value-type="float" office:value="99.961">
            <text:p>99.961</text:p>
          </table:table-cell>
          <table:table-cell office:value-type="float" office:value="115.497">
            <text:p>115.497</text:p>
          </table:table-cell>
          <table:table-cell table:style-name="ce1" office:value-type="float" office:value="116.751">
            <text:p>116.751</text:p>
          </table:table-cell>
          <table:table-cell table:style-name="ce1" office:value-type="float" office:value="123.589">
            <text:p>123.589</text:p>
          </table:table-cell>
          <table:table-cell table:style-name="ce1" office:value-type="float" office:value="130.35">
            <text:p>130.35</text:p>
          </table:table-cell>
          <table:table-cell office:value-type="float" office:value="114.314">
            <text:p>114.314</text:p>
          </table:table-cell>
          <table:table-cell table:style-name="ce1" office:value-type="float" office:value="201.844">
            <text:p>201.844</text:p>
          </table:table-cell>
          <table:table-cell table:style-name="ce1" office:value-type="float" office:value="252.074">
            <text:p>252.074</text:p>
          </table:table-cell>
          <table:table-cell office:value-type="float" office:value="252.69">
            <text:p>252.69</text:p>
          </table:table-cell>
          <table:table-cell table:style-name="ce1" office:value-type="float" office:value="677.663">
            <text:p>677.663</text:p>
          </table:table-cell>
          <table:table-cell table:style-name="ce1" office:value-type="float" office:value="1383.439">
            <text:p>1383.439</text:p>
          </table:table-cell>
          <table:table-cell/>
        </table:table-row>
        <table:table-row table:style-name="ro1">
          <table:table-cell table:style-name="Default" table:formula="of:=[.A61]+1" office:value-type="float" office:value="59">
            <text:p>59</text:p>
          </table:table-cell>
          <table:table-cell office:value-type="string">
            <text:p>nfcapd.201511282150</text:p>
          </table:table-cell>
          <table:table-cell office:value-type="float" office:value="98.073">
            <text:p>98.073</text:p>
          </table:table-cell>
          <table:table-cell office:value-type="float" office:value="112.755">
            <text:p>112.755</text:p>
          </table:table-cell>
          <table:table-cell table:style-name="ce1" office:value-type="float" office:value="116.112">
            <text:p>116.112</text:p>
          </table:table-cell>
          <table:table-cell table:style-name="ce1" office:value-type="float" office:value="119.423">
            <text:p>119.423</text:p>
          </table:table-cell>
          <table:table-cell table:style-name="ce1" office:value-type="float" office:value="125.91">
            <text:p>125.91</text:p>
          </table:table-cell>
          <table:table-cell office:value-type="float" office:value="107.292">
            <text:p>107.292</text:p>
          </table:table-cell>
          <table:table-cell table:style-name="ce1" office:value-type="float" office:value="193.615">
            <text:p>193.615</text:p>
          </table:table-cell>
          <table:table-cell table:style-name="ce1" office:value-type="float" office:value="246.628">
            <text:p>246.628</text:p>
          </table:table-cell>
          <table:table-cell office:value-type="float" office:value="256.762">
            <text:p>256.762</text:p>
          </table:table-cell>
          <table:table-cell table:style-name="ce1" office:value-type="float" office:value="661.778">
            <text:p>661.778</text:p>
          </table:table-cell>
          <table:table-cell table:style-name="ce1" office:value-type="float" office:value="1340.583">
            <text:p>1340.583</text:p>
          </table:table-cell>
          <table:table-cell/>
        </table:table-row>
        <table:table-row table:style-name="ro1">
          <table:table-cell table:style-name="Default" table:formula="of:=[.A62]+1" office:value-type="float" office:value="60">
            <text:p>60</text:p>
          </table:table-cell>
          <table:table-cell office:value-type="string">
            <text:p>nfcapd.201511282155</text:p>
          </table:table-cell>
          <table:table-cell office:value-type="float" office:value="105.466">
            <text:p>105.466</text:p>
          </table:table-cell>
          <table:table-cell office:value-type="float" office:value="117.457">
            <text:p>117.457</text:p>
          </table:table-cell>
          <table:table-cell table:style-name="ce1" office:value-type="float" office:value="120.766">
            <text:p>120.766</text:p>
          </table:table-cell>
          <table:table-cell table:style-name="ce1" office:value-type="float" office:value="127.004">
            <text:p>127.004</text:p>
          </table:table-cell>
          <table:table-cell table:style-name="ce1" office:value-type="float" office:value="133.969">
            <text:p>133.969</text:p>
          </table:table-cell>
          <table:table-cell office:value-type="float" office:value="167.853">
            <text:p>167.853</text:p>
          </table:table-cell>
          <table:table-cell table:style-name="ce1" office:value-type="float" office:value="198.357">
            <text:p>198.357</text:p>
          </table:table-cell>
          <table:table-cell table:style-name="ce1" office:value-type="float" office:value="271.646">
            <text:p>271.646</text:p>
          </table:table-cell>
          <table:table-cell office:value-type="float" office:value="208.42">
            <text:p>208.42</text:p>
          </table:table-cell>
          <table:table-cell table:style-name="ce1" office:value-type="float" office:value="689.558">
            <text:p>689.558</text:p>
          </table:table-cell>
          <table:table-cell table:style-name="ce1" office:value-type="float" office:value="1401.906">
            <text:p>1401.906</text:p>
          </table:table-cell>
          <table:table-cell/>
        </table:table-row>
        <table:table-row table:style-name="ro1">
          <table:table-cell table:style-name="Default" table:formula="of:=[.A63]+1" office:value-type="float" office:value="61">
            <text:p>61</text:p>
          </table:table-cell>
          <table:table-cell office:value-type="string">
            <text:p>nfcapd.201511282200</text:p>
          </table:table-cell>
          <table:table-cell office:value-type="float" office:value="80.388">
            <text:p>80.388</text:p>
          </table:table-cell>
          <table:table-cell office:value-type="float" office:value="91.292">
            <text:p>91.292</text:p>
          </table:table-cell>
          <table:table-cell table:style-name="ce1" office:value-type="float" office:value="94.556">
            <text:p>94.556</text:p>
          </table:table-cell>
          <table:table-cell table:style-name="ce1" office:value-type="float" office:value="96.799">
            <text:p>96.799</text:p>
          </table:table-cell>
          <table:table-cell table:style-name="ce1" office:value-type="float" office:value="101.509">
            <text:p>101.509</text:p>
          </table:table-cell>
          <table:table-cell office:value-type="float" office:value="184.049">
            <text:p>184.049</text:p>
          </table:table-cell>
          <table:table-cell table:style-name="ce1" office:value-type="float" office:value="159.076">
            <text:p>159.076</text:p>
          </table:table-cell>
          <table:table-cell table:style-name="ce1" office:value-type="float" office:value="197.237">
            <text:p>197.237</text:p>
          </table:table-cell>
          <table:table-cell office:value-type="float" office:value="184.446">
            <text:p>184.446</text:p>
          </table:table-cell>
          <table:table-cell table:style-name="ce1" office:value-type="float" office:value="538.904">
            <text:p>538.904</text:p>
          </table:table-cell>
          <table:table-cell table:style-name="ce1" office:value-type="float" office:value="1110.692">
            <text:p>1110.692</text:p>
          </table:table-cell>
          <table:table-cell/>
        </table:table-row>
        <table:table-row table:style-name="ro1">
          <table:table-cell table:style-name="Default" table:formula="of:=[.A64]+1" office:value-type="float" office:value="62">
            <text:p>62</text:p>
          </table:table-cell>
          <table:table-cell office:value-type="string">
            <text:p>nfcapd.201511282205</text:p>
          </table:table-cell>
          <table:table-cell office:value-type="float" office:value="72.726">
            <text:p>72.726</text:p>
          </table:table-cell>
          <table:table-cell office:value-type="float" office:value="84.117">
            <text:p>84.117</text:p>
          </table:table-cell>
          <table:table-cell table:style-name="ce1" office:value-type="float" office:value="87.485">
            <text:p>87.485</text:p>
          </table:table-cell>
          <table:table-cell table:style-name="ce1" office:value-type="float" office:value="91.741">
            <text:p>91.741</text:p>
          </table:table-cell>
          <table:table-cell table:style-name="ce1" office:value-type="float" office:value="95.068">
            <text:p>95.068</text:p>
          </table:table-cell>
          <table:table-cell office:value-type="float" office:value="184.124">
            <text:p>184.124</text:p>
          </table:table-cell>
          <table:table-cell table:style-name="ce1" office:value-type="float" office:value="143.141">
            <text:p>143.141</text:p>
          </table:table-cell>
          <table:table-cell table:style-name="ce1" office:value-type="float" office:value="180.697">
            <text:p>180.697</text:p>
          </table:table-cell>
          <table:table-cell office:value-type="float" office:value="272.421">
            <text:p>272.421</text:p>
          </table:table-cell>
          <table:table-cell table:style-name="ce1" office:value-type="float" office:value="490.232">
            <text:p>490.232</text:p>
          </table:table-cell>
          <table:table-cell table:style-name="ce1" office:value-type="float" office:value="1033.736">
            <text:p>1033.736</text:p>
          </table:table-cell>
          <table:table-cell/>
        </table:table-row>
        <table:table-row table:style-name="ro1">
          <table:table-cell table:style-name="Default" table:formula="of:=[.A65]+1" office:value-type="float" office:value="63">
            <text:p>63</text:p>
          </table:table-cell>
          <table:table-cell office:value-type="string">
            <text:p>nfcapd.201511282210</text:p>
          </table:table-cell>
          <table:table-cell office:value-type="float" office:value="107.664">
            <text:p>107.664</text:p>
          </table:table-cell>
          <table:table-cell office:value-type="float" office:value="125.483">
            <text:p>125.483</text:p>
          </table:table-cell>
          <table:table-cell table:style-name="ce1" office:value-type="float" office:value="128.134">
            <text:p>128.134</text:p>
          </table:table-cell>
          <table:table-cell table:style-name="ce1" office:value-type="float" office:value="132.579">
            <text:p>132.579</text:p>
          </table:table-cell>
          <table:table-cell table:style-name="ce1" office:value-type="float" office:value="139.69">
            <text:p>139.69</text:p>
          </table:table-cell>
          <table:table-cell office:value-type="float" office:value="178.51">
            <text:p>178.51</text:p>
          </table:table-cell>
          <table:table-cell table:style-name="ce1" office:value-type="float" office:value="205.355">
            <text:p>205.355</text:p>
          </table:table-cell>
          <table:table-cell table:style-name="ce1" office:value-type="float" office:value="267.366">
            <text:p>267.366</text:p>
          </table:table-cell>
          <table:table-cell office:value-type="float" office:value="335.572">
            <text:p>335.572</text:p>
          </table:table-cell>
          <table:table-cell table:style-name="ce1" office:value-type="float" office:value="724.716">
            <text:p>724.716</text:p>
          </table:table-cell>
          <table:table-cell table:style-name="ce1" office:value-type="float" office:value="1433.333">
            <text:p>1433.333</text:p>
          </table:table-cell>
          <table:table-cell/>
        </table:table-row>
        <table:table-row table:style-name="ro1">
          <table:table-cell table:style-name="Default" table:formula="of:=[.A66]+1" office:value-type="float" office:value="64">
            <text:p>64</text:p>
          </table:table-cell>
          <table:table-cell office:value-type="string">
            <text:p>nfcapd.201511282215</text:p>
          </table:table-cell>
          <table:table-cell office:value-type="float" office:value="127.962">
            <text:p>127.962</text:p>
          </table:table-cell>
          <table:table-cell office:value-type="float" office:value="145.594">
            <text:p>145.594</text:p>
          </table:table-cell>
          <table:table-cell table:style-name="ce1" office:value-type="float" office:value="150.367">
            <text:p>150.367</text:p>
          </table:table-cell>
          <table:table-cell table:style-name="ce1" office:value-type="float" office:value="154.611">
            <text:p>154.611</text:p>
          </table:table-cell>
          <table:table-cell table:style-name="ce1" office:value-type="float" office:value="165.13">
            <text:p>165.13</text:p>
          </table:table-cell>
          <table:table-cell office:value-type="float" office:value="175.391">
            <text:p>175.391</text:p>
          </table:table-cell>
          <table:table-cell table:style-name="ce1" office:value-type="float" office:value="250.082">
            <text:p>250.082</text:p>
          </table:table-cell>
          <table:table-cell table:style-name="ce1" office:value-type="float" office:value="330.451">
            <text:p>330.451</text:p>
          </table:table-cell>
          <table:table-cell office:value-type="float" office:value="333.833">
            <text:p>333.833</text:p>
          </table:table-cell>
          <table:table-cell table:style-name="ce1" office:value-type="float" office:value="865.788">
            <text:p>865.788</text:p>
          </table:table-cell>
          <table:table-cell table:style-name="ce1" office:value-type="float" office:value="1533.632">
            <text:p>1533.632</text:p>
          </table:table-cell>
          <table:table-cell/>
        </table:table-row>
        <table:table-row table:style-name="ro1">
          <table:table-cell table:style-name="Default" table:formula="of:=[.A67]+1" office:value-type="float" office:value="65">
            <text:p>65</text:p>
          </table:table-cell>
          <table:table-cell office:value-type="string">
            <text:p>nfcapd.201511282220</text:p>
          </table:table-cell>
          <table:table-cell office:value-type="float" office:value="126.566">
            <text:p>126.566</text:p>
          </table:table-cell>
          <table:table-cell office:value-type="float" office:value="144.533">
            <text:p>144.533</text:p>
          </table:table-cell>
          <table:table-cell table:style-name="ce1" office:value-type="float" office:value="153.571">
            <text:p>153.571</text:p>
          </table:table-cell>
          <table:table-cell table:style-name="ce1" office:value-type="float" office:value="154.777">
            <text:p>154.777</text:p>
          </table:table-cell>
          <table:table-cell table:style-name="ce1" office:value-type="float" office:value="163.866">
            <text:p>163.866</text:p>
          </table:table-cell>
          <table:table-cell office:value-type="float" office:value="115.306">
            <text:p>115.306</text:p>
          </table:table-cell>
          <table:table-cell table:style-name="ce1" office:value-type="float" office:value="251.722">
            <text:p>251.722</text:p>
          </table:table-cell>
          <table:table-cell table:style-name="ce1" office:value-type="float" office:value="317.492">
            <text:p>317.492</text:p>
          </table:table-cell>
          <table:table-cell office:value-type="float" office:value="326.38">
            <text:p>326.38</text:p>
          </table:table-cell>
          <table:table-cell table:style-name="ce1" office:value-type="float" office:value="853.738">
            <text:p>853.738</text:p>
          </table:table-cell>
          <table:table-cell table:style-name="ce1" office:value-type="float" office:value="1532.012">
            <text:p>1532.012</text:p>
          </table:table-cell>
          <table:table-cell/>
        </table:table-row>
        <table:table-row table:style-name="ro1">
          <table:table-cell table:style-name="Default" table:formula="of:=[.A68]+1" office:value-type="float" office:value="66">
            <text:p>66</text:p>
          </table:table-cell>
          <table:table-cell office:value-type="string">
            <text:p>nfcapd.201511282225</text:p>
          </table:table-cell>
          <table:table-cell office:value-type="float" office:value="124.464">
            <text:p>124.464</text:p>
          </table:table-cell>
          <table:table-cell office:value-type="float" office:value="141.821">
            <text:p>141.821</text:p>
          </table:table-cell>
          <table:table-cell table:style-name="ce1" office:value-type="float" office:value="146.035">
            <text:p>146.035</text:p>
          </table:table-cell>
          <table:table-cell table:style-name="ce1" office:value-type="float" office:value="153.448">
            <text:p>153.448</text:p>
          </table:table-cell>
          <table:table-cell table:style-name="ce1" office:value-type="float" office:value="160.748">
            <text:p>160.748</text:p>
          </table:table-cell>
          <table:table-cell office:value-type="float" office:value="152.95">
            <text:p>152.95</text:p>
          </table:table-cell>
          <table:table-cell table:style-name="ce1" office:value-type="float" office:value="248.936">
            <text:p>248.936</text:p>
          </table:table-cell>
          <table:table-cell table:style-name="ce1" office:value-type="float" office:value="318.226">
            <text:p>318.226</text:p>
          </table:table-cell>
          <table:table-cell office:value-type="float" office:value="307.102">
            <text:p>307.102</text:p>
          </table:table-cell>
          <table:table-cell table:style-name="ce1" office:value-type="float" office:value="830.463">
            <text:p>830.463</text:p>
          </table:table-cell>
          <table:table-cell table:style-name="ce1" office:value-type="float" office:value="1517.268">
            <text:p>1517.268</text:p>
          </table:table-cell>
          <table:table-cell/>
        </table:table-row>
        <table:table-row table:style-name="ro1">
          <table:table-cell table:style-name="Default" table:formula="of:=[.A69]+1" office:value-type="float" office:value="67">
            <text:p>67</text:p>
          </table:table-cell>
          <table:table-cell office:value-type="string">
            <text:p>nfcapd.201511282230</text:p>
          </table:table-cell>
          <table:table-cell office:value-type="float" office:value="122.884">
            <text:p>122.884</text:p>
          </table:table-cell>
          <table:table-cell office:value-type="float" office:value="137.37">
            <text:p>137.37</text:p>
          </table:table-cell>
          <table:table-cell table:style-name="ce1" office:value-type="float" office:value="144.137">
            <text:p>144.137</text:p>
          </table:table-cell>
          <table:table-cell table:style-name="ce1" office:value-type="float" office:value="148.126">
            <text:p>148.126</text:p>
          </table:table-cell>
          <table:table-cell table:style-name="ce1" office:value-type="float" office:value="156.251">
            <text:p>156.251</text:p>
          </table:table-cell>
          <table:table-cell office:value-type="float" office:value="82.749">
            <text:p>82.749</text:p>
          </table:table-cell>
          <table:table-cell table:style-name="ce1" office:value-type="float" office:value="242.79">
            <text:p>242.79</text:p>
          </table:table-cell>
          <table:table-cell table:style-name="ce1" office:value-type="float" office:value="311.508">
            <text:p>311.508</text:p>
          </table:table-cell>
          <table:table-cell office:value-type="float" office:value="208.252">
            <text:p>208.252</text:p>
          </table:table-cell>
          <table:table-cell table:style-name="ce1" office:value-type="float" office:value="819.131">
            <text:p>819.131</text:p>
          </table:table-cell>
          <table:table-cell table:style-name="ce1" office:value-type="float" office:value="1503.326">
            <text:p>1503.326</text:p>
          </table:table-cell>
          <table:table-cell/>
        </table:table-row>
        <table:table-row table:style-name="ro1">
          <table:table-cell table:style-name="Default" table:formula="of:=[.A70]+1" office:value-type="float" office:value="68">
            <text:p>68</text:p>
          </table:table-cell>
          <table:table-cell office:value-type="string">
            <text:p>nfcapd.201511282235</text:p>
          </table:table-cell>
          <table:table-cell office:value-type="float" office:value="79.683">
            <text:p>79.683</text:p>
          </table:table-cell>
          <table:table-cell office:value-type="float" office:value="94.418">
            <text:p>94.418</text:p>
          </table:table-cell>
          <table:table-cell table:style-name="ce1" office:value-type="float" office:value="93.884">
            <text:p>93.884</text:p>
          </table:table-cell>
          <table:table-cell table:style-name="ce1" office:value-type="float" office:value="97.983">
            <text:p>97.983</text:p>
          </table:table-cell>
          <table:table-cell table:style-name="ce1" office:value-type="float" office:value="102.724">
            <text:p>102.724</text:p>
          </table:table-cell>
          <table:table-cell office:value-type="float" office:value="60.836">
            <text:p>60.836</text:p>
          </table:table-cell>
          <table:table-cell table:style-name="ce1" office:value-type="float" office:value="149.352">
            <text:p>149.352</text:p>
          </table:table-cell>
          <table:table-cell table:style-name="ce1" office:value-type="float" office:value="203.375">
            <text:p>203.375</text:p>
          </table:table-cell>
          <table:table-cell office:value-type="float" office:value="267.112">
            <text:p>267.112</text:p>
          </table:table-cell>
          <table:table-cell table:style-name="ce1" office:value-type="float" office:value="537.13">
            <text:p>537.13</text:p>
          </table:table-cell>
          <table:table-cell table:style-name="ce1" office:value-type="float" office:value="1120.953">
            <text:p>1120.953</text:p>
          </table:table-cell>
          <table:table-cell/>
        </table:table-row>
        <table:table-row table:style-name="ro1">
          <table:table-cell table:style-name="Default" table:formula="of:=[.A71]+1" office:value-type="float" office:value="69">
            <text:p>69</text:p>
          </table:table-cell>
          <table:table-cell office:value-type="string">
            <text:p>nfcapd.201511282240</text:p>
          </table:table-cell>
          <table:table-cell office:value-type="float" office:value="105.403">
            <text:p>105.403</text:p>
          </table:table-cell>
          <table:table-cell office:value-type="float" office:value="116.781">
            <text:p>116.781</text:p>
          </table:table-cell>
          <table:table-cell table:style-name="ce1" office:value-type="float" office:value="126.219">
            <text:p>126.219</text:p>
          </table:table-cell>
          <table:table-cell table:style-name="ce1" office:value-type="float" office:value="128.336">
            <text:p>128.336</text:p>
          </table:table-cell>
          <table:table-cell table:style-name="ce1" office:value-type="float" office:value="135.351">
            <text:p>135.351</text:p>
          </table:table-cell>
          <table:table-cell office:value-type="float" office:value="63.011">
            <text:p>63.011</text:p>
          </table:table-cell>
          <table:table-cell table:style-name="ce1" office:value-type="float" office:value="205.592">
            <text:p>205.592</text:p>
          </table:table-cell>
          <table:table-cell table:style-name="ce1" office:value-type="float" office:value="259.635">
            <text:p>259.635</text:p>
          </table:table-cell>
          <table:table-cell office:value-type="float" office:value="150.358">
            <text:p>150.358</text:p>
          </table:table-cell>
          <table:table-cell table:style-name="ce1" office:value-type="float" office:value="713.567">
            <text:p>713.567</text:p>
          </table:table-cell>
          <table:table-cell table:style-name="ce1" office:value-type="float" office:value="1411.69">
            <text:p>1411.69</text:p>
          </table:table-cell>
          <table:table-cell/>
        </table:table-row>
        <table:table-row table:style-name="ro1">
          <table:table-cell table:style-name="Default" table:formula="of:=[.A72]+1" office:value-type="float" office:value="70">
            <text:p>70</text:p>
          </table:table-cell>
          <table:table-cell office:value-type="string">
            <text:p>nfcapd.201511282245</text:p>
          </table:table-cell>
          <table:table-cell office:value-type="float" office:value="57.462">
            <text:p>57.462</text:p>
          </table:table-cell>
          <table:table-cell office:value-type="float" office:value="65.52">
            <text:p>65.52</text:p>
          </table:table-cell>
          <table:table-cell table:style-name="ce1" office:value-type="float" office:value="68.677">
            <text:p>68.677</text:p>
          </table:table-cell>
          <table:table-cell table:style-name="ce1" office:value-type="float" office:value="70.531">
            <text:p>70.531</text:p>
          </table:table-cell>
          <table:table-cell table:style-name="ce1" office:value-type="float" office:value="75.451">
            <text:p>75.451</text:p>
          </table:table-cell>
          <table:table-cell office:value-type="float" office:value="64.395">
            <text:p>64.395</text:p>
          </table:table-cell>
          <table:table-cell table:style-name="ce1" office:value-type="float" office:value="109.516">
            <text:p>109.516</text:p>
          </table:table-cell>
          <table:table-cell table:style-name="ce1" office:value-type="float" office:value="141.77">
            <text:p>141.77</text:p>
          </table:table-cell>
          <table:table-cell office:value-type="float" office:value="112.027">
            <text:p>112.027</text:p>
          </table:table-cell>
          <table:table-cell table:style-name="ce1" office:value-type="float" office:value="380.37">
            <text:p>380.37</text:p>
          </table:table-cell>
          <table:table-cell table:style-name="ce1" office:value-type="float" office:value="791.459">
            <text:p>791.459</text:p>
          </table:table-cell>
          <table:table-cell/>
        </table:table-row>
        <table:table-row table:style-name="ro1">
          <table:table-cell table:style-name="Default" table:formula="of:=[.A73]+1" office:value-type="float" office:value="71">
            <text:p>71</text:p>
          </table:table-cell>
          <table:table-cell office:value-type="string">
            <text:p>nfcapd.201511282250</text:p>
          </table:table-cell>
          <table:table-cell office:value-type="float" office:value="42.193">
            <text:p>42.193</text:p>
          </table:table-cell>
          <table:table-cell office:value-type="float" office:value="49.611">
            <text:p>49.611</text:p>
          </table:table-cell>
          <table:table-cell table:style-name="ce1" office:value-type="float" office:value="50.192">
            <text:p>50.192</text:p>
          </table:table-cell>
          <table:table-cell table:style-name="ce1" office:value-type="float" office:value="52.015">
            <text:p>52.015</text:p>
          </table:table-cell>
          <table:table-cell table:style-name="ce1" office:value-type="float" office:value="54.346">
            <text:p>54.346</text:p>
          </table:table-cell>
          <table:table-cell office:value-type="float" office:value="69.12">
            <text:p>69.12</text:p>
          </table:table-cell>
          <table:table-cell table:style-name="ce1" office:value-type="float" office:value="82.572">
            <text:p>82.572</text:p>
          </table:table-cell>
          <table:table-cell table:style-name="ce1" office:value-type="float" office:value="105.443">
            <text:p>105.443</text:p>
          </table:table-cell>
          <table:table-cell office:value-type="float" office:value="109.251">
            <text:p>109.251</text:p>
          </table:table-cell>
          <table:table-cell table:style-name="ce1" office:value-type="float" office:value="285.986">
            <text:p>285.986</text:p>
          </table:table-cell>
          <table:table-cell table:style-name="ce1" office:value-type="float" office:value="594.121">
            <text:p>594.121</text:p>
          </table:table-cell>
          <table:table-cell/>
        </table:table-row>
        <table:table-row table:style-name="ro1">
          <table:table-cell table:style-name="Default" table:formula="of:=[.A74]+1" office:value-type="float" office:value="72">
            <text:p>72</text:p>
          </table:table-cell>
          <table:table-cell office:value-type="string">
            <text:p>nfcapd.201511282255</text:p>
          </table:table-cell>
          <table:table-cell office:value-type="float" office:value="42.728">
            <text:p>42.728</text:p>
          </table:table-cell>
          <table:table-cell office:value-type="float" office:value="48.575">
            <text:p>48.575</text:p>
          </table:table-cell>
          <table:table-cell table:style-name="ce1" office:value-type="float" office:value="50.826">
            <text:p>50.826</text:p>
          </table:table-cell>
          <table:table-cell table:style-name="ce1" office:value-type="float" office:value="52.86">
            <text:p>52.86</text:p>
          </table:table-cell>
          <table:table-cell table:style-name="ce1" office:value-type="float" office:value="55.053">
            <text:p>55.053</text:p>
          </table:table-cell>
          <table:table-cell office:value-type="float" office:value="69.56">
            <text:p>69.56</text:p>
          </table:table-cell>
          <table:table-cell table:style-name="ce1" office:value-type="float" office:value="82.633">
            <text:p>82.633</text:p>
          </table:table-cell>
          <table:table-cell table:style-name="ce1" office:value-type="float" office:value="104.238">
            <text:p>104.238</text:p>
          </table:table-cell>
          <table:table-cell office:value-type="float" office:value="111.515">
            <text:p>111.515</text:p>
          </table:table-cell>
          <table:table-cell table:style-name="ce1" office:value-type="float" office:value="288.476">
            <text:p>288.476</text:p>
          </table:table-cell>
          <table:table-cell table:style-name="ce1" office:value-type="float" office:value="598.742">
            <text:p>598.742</text:p>
          </table:table-cell>
          <table:table-cell/>
        </table:table-row>
        <table:table-row table:style-name="ro1">
          <table:table-cell table:style-name="Default" table:formula="of:=[.A75]+1" office:value-type="float" office:value="73">
            <text:p>73</text:p>
          </table:table-cell>
          <table:table-cell office:value-type="string">
            <text:p>nfcapd.201511282300</text:p>
          </table:table-cell>
          <table:table-cell office:value-type="float" office:value="46.663">
            <text:p>46.663</text:p>
          </table:table-cell>
          <table:table-cell office:value-type="float" office:value="50.399">
            <text:p>50.399</text:p>
          </table:table-cell>
          <table:table-cell table:style-name="ce1" office:value-type="float" office:value="51.563">
            <text:p>51.563</text:p>
          </table:table-cell>
          <table:table-cell table:style-name="ce1" office:value-type="float" office:value="54.499">
            <text:p>54.499</text:p>
          </table:table-cell>
          <table:table-cell table:style-name="ce1" office:value-type="float" office:value="57.432">
            <text:p>57.432</text:p>
          </table:table-cell>
          <table:table-cell office:value-type="float" office:value="64.398">
            <text:p>64.398</text:p>
          </table:table-cell>
          <table:table-cell table:style-name="ce1" office:value-type="float" office:value="81.51">
            <text:p>81.51</text:p>
          </table:table-cell>
          <table:table-cell table:style-name="ce1" office:value-type="float" office:value="112.909">
            <text:p>112.909</text:p>
          </table:table-cell>
          <table:table-cell office:value-type="float" office:value="124.072">
            <text:p>124.072</text:p>
          </table:table-cell>
          <table:table-cell table:style-name="ce1" office:value-type="float" office:value="294.872">
            <text:p>294.872</text:p>
          </table:table-cell>
          <table:table-cell table:style-name="ce1" office:value-type="float" office:value="619.026">
            <text:p>619.026</text:p>
          </table:table-cell>
          <table:table-cell/>
        </table:table-row>
        <table:table-row table:style-name="ro1">
          <table:table-cell table:style-name="Default" table:formula="of:=[.A76]+1" office:value-type="float" office:value="74">
            <text:p>74</text:p>
          </table:table-cell>
          <table:table-cell office:value-type="string">
            <text:p>nfcapd.201511282305</text:p>
          </table:table-cell>
          <table:table-cell office:value-type="float" office:value="47.448">
            <text:p>47.448</text:p>
          </table:table-cell>
          <table:table-cell office:value-type="float" office:value="54.176">
            <text:p>54.176</text:p>
          </table:table-cell>
          <table:table-cell table:style-name="ce1" office:value-type="float" office:value="56.798">
            <text:p>56.798</text:p>
          </table:table-cell>
          <table:table-cell table:style-name="ce1" office:value-type="float" office:value="58.394">
            <text:p>58.394</text:p>
          </table:table-cell>
          <table:table-cell table:style-name="ce1" office:value-type="float" office:value="62.295">
            <text:p>62.295</text:p>
          </table:table-cell>
          <table:table-cell office:value-type="float" office:value="120.985">
            <text:p>120.985</text:p>
          </table:table-cell>
          <table:table-cell table:style-name="ce1" office:value-type="float" office:value="101.201">
            <text:p>101.201</text:p>
          </table:table-cell>
          <table:table-cell table:style-name="ce1" office:value-type="float" office:value="119.448">
            <text:p>119.448</text:p>
          </table:table-cell>
          <table:table-cell office:value-type="float" office:value="124.849">
            <text:p>124.849</text:p>
          </table:table-cell>
          <table:table-cell table:style-name="ce1" office:value-type="float" office:value="320.825">
            <text:p>320.825</text:p>
          </table:table-cell>
          <table:table-cell table:style-name="ce1" office:value-type="float" office:value="671.435">
            <text:p>671.435</text:p>
          </table:table-cell>
          <table:table-cell/>
        </table:table-row>
        <table:table-row table:style-name="ro1">
          <table:table-cell table:style-name="Default" table:formula="of:=[.A77]+1" office:value-type="float" office:value="75">
            <text:p>75</text:p>
          </table:table-cell>
          <table:table-cell office:value-type="string">
            <text:p>nfcapd.201511282310</text:p>
          </table:table-cell>
          <table:table-cell office:value-type="float" office:value="47.504">
            <text:p>47.504</text:p>
          </table:table-cell>
          <table:table-cell office:value-type="float" office:value="56.894">
            <text:p>56.894</text:p>
          </table:table-cell>
          <table:table-cell table:style-name="ce1" office:value-type="float" office:value="56.206">
            <text:p>56.206</text:p>
          </table:table-cell>
          <table:table-cell table:style-name="ce1" office:value-type="float" office:value="57.352">
            <text:p>57.352</text:p>
          </table:table-cell>
          <table:table-cell table:style-name="ce1" office:value-type="float" office:value="60.794">
            <text:p>60.794</text:p>
          </table:table-cell>
          <table:table-cell office:value-type="float" office:value="120.179">
            <text:p>120.179</text:p>
          </table:table-cell>
          <table:table-cell table:style-name="ce1" office:value-type="float" office:value="100.061">
            <text:p>100.061</text:p>
          </table:table-cell>
          <table:table-cell table:style-name="ce1" office:value-type="float" office:value="120.517">
            <text:p>120.517</text:p>
          </table:table-cell>
          <table:table-cell office:value-type="float" office:value="108.843">
            <text:p>108.843</text:p>
          </table:table-cell>
          <table:table-cell table:style-name="ce1" office:value-type="float" office:value="315.116">
            <text:p>315.116</text:p>
          </table:table-cell>
          <table:table-cell table:style-name="ce1" office:value-type="float" office:value="654.867">
            <text:p>654.867</text:p>
          </table:table-cell>
          <table:table-cell/>
        </table:table-row>
        <table:table-row table:style-name="ro1">
          <table:table-cell table:style-name="Default" table:formula="of:=[.A78]+1" office:value-type="float" office:value="76">
            <text:p>76</text:p>
          </table:table-cell>
          <table:table-cell office:value-type="string">
            <text:p>nfcapd.201511282315</text:p>
          </table:table-cell>
          <table:table-cell office:value-type="float" office:value="43.241">
            <text:p>43.241</text:p>
          </table:table-cell>
          <table:table-cell office:value-type="float" office:value="49.626">
            <text:p>49.626</text:p>
          </table:table-cell>
          <table:table-cell table:style-name="ce1" office:value-type="float" office:value="51.513">
            <text:p>51.513</text:p>
          </table:table-cell>
          <table:table-cell table:style-name="ce1" office:value-type="float" office:value="53.255">
            <text:p>53.255</text:p>
          </table:table-cell>
          <table:table-cell table:style-name="ce1" office:value-type="float" office:value="56.526">
            <text:p>56.526</text:p>
          </table:table-cell>
          <table:table-cell office:value-type="float" office:value="51.847">
            <text:p>51.847</text:p>
          </table:table-cell>
          <table:table-cell table:style-name="ce1" office:value-type="float" office:value="83.325">
            <text:p>83.325</text:p>
          </table:table-cell>
          <table:table-cell table:style-name="ce1" office:value-type="float" office:value="106.788">
            <text:p>106.788</text:p>
          </table:table-cell>
          <table:table-cell office:value-type="float" office:value="212.649">
            <text:p>212.649</text:p>
          </table:table-cell>
          <table:table-cell table:style-name="ce1" office:value-type="float" office:value="292.35">
            <text:p>292.35</text:p>
          </table:table-cell>
          <table:table-cell table:style-name="ce1" office:value-type="float" office:value="604.052">
            <text:p>604.052</text:p>
          </table:table-cell>
          <table:table-cell/>
        </table:table-row>
        <table:table-row table:style-name="ro1">
          <table:table-cell table:style-name="Default" table:formula="of:=[.A79]+1" office:value-type="float" office:value="77">
            <text:p>77</text:p>
          </table:table-cell>
          <table:table-cell office:value-type="string">
            <text:p>nfcapd.201511282320</text:p>
          </table:table-cell>
          <table:table-cell office:value-type="float" office:value="82.196">
            <text:p>82.196</text:p>
          </table:table-cell>
          <table:table-cell office:value-type="float" office:value="92.822">
            <text:p>92.822</text:p>
          </table:table-cell>
          <table:table-cell table:style-name="ce1" office:value-type="float" office:value="96.984">
            <text:p>96.984</text:p>
          </table:table-cell>
          <table:table-cell table:style-name="ce1" office:value-type="float" office:value="100.532">
            <text:p>100.532</text:p>
          </table:table-cell>
          <table:table-cell table:style-name="ce1" office:value-type="float" office:value="106.827">
            <text:p>106.827</text:p>
          </table:table-cell>
          <table:table-cell office:value-type="float" office:value="52.564">
            <text:p>52.564</text:p>
          </table:table-cell>
          <table:table-cell table:style-name="ce1" office:value-type="float" office:value="154.22">
            <text:p>154.22</text:p>
          </table:table-cell>
          <table:table-cell table:style-name="ce1" office:value-type="float" office:value="198.11">
            <text:p>198.11</text:p>
          </table:table-cell>
          <table:table-cell office:value-type="float" office:value="212.354">
            <text:p>212.354</text:p>
          </table:table-cell>
          <table:table-cell table:style-name="ce1" office:value-type="float" office:value="517.291">
            <text:p>517.291</text:p>
          </table:table-cell>
          <table:table-cell table:style-name="ce1" office:value-type="float" office:value="1100.778">
            <text:p>1100.778</text:p>
          </table:table-cell>
          <table:table-cell/>
        </table:table-row>
        <table:table-row table:style-name="ro1">
          <table:table-cell table:style-name="Default" table:formula="of:=[.A80]+1" office:value-type="float" office:value="78">
            <text:p>78</text:p>
          </table:table-cell>
          <table:table-cell office:value-type="string">
            <text:p>nfcapd.201511282325</text:p>
          </table:table-cell>
          <table:table-cell office:value-type="float" office:value="81.866">
            <text:p>81.866</text:p>
          </table:table-cell>
          <table:table-cell office:value-type="float" office:value="93.205">
            <text:p>93.205</text:p>
          </table:table-cell>
          <table:table-cell table:style-name="ce1" office:value-type="float" office:value="98.586">
            <text:p>98.586</text:p>
          </table:table-cell>
          <table:table-cell table:style-name="ce1" office:value-type="float" office:value="99.177">
            <text:p>99.177</text:p>
          </table:table-cell>
          <table:table-cell table:style-name="ce1" office:value-type="float" office:value="109.536">
            <text:p>109.536</text:p>
          </table:table-cell>
          <table:table-cell office:value-type="float" office:value="48.796">
            <text:p>48.796</text:p>
          </table:table-cell>
          <table:table-cell table:style-name="ce1" office:value-type="float" office:value="153.278">
            <text:p>153.278</text:p>
          </table:table-cell>
          <table:table-cell table:style-name="ce1" office:value-type="float" office:value="203.726">
            <text:p>203.726</text:p>
          </table:table-cell>
          <table:table-cell office:value-type="float" office:value="89.97">
            <text:p>89.97</text:p>
          </table:table-cell>
          <table:table-cell table:style-name="ce1" office:value-type="float" office:value="512.037">
            <text:p>512.037</text:p>
          </table:table-cell>
          <table:table-cell table:style-name="ce1" office:value-type="float" office:value="1103.543">
            <text:p>1103.543</text:p>
          </table:table-cell>
          <table:table-cell/>
        </table:table-row>
        <table:table-row table:style-name="ro1">
          <table:table-cell table:style-name="Default" table:formula="of:=[.A81]+1" office:value-type="float" office:value="79">
            <text:p>79</text:p>
          </table:table-cell>
          <table:table-cell office:value-type="string">
            <text:p>nfcapd.201511282330</text:p>
          </table:table-cell>
          <table:table-cell office:value-type="float" office:value="35.328">
            <text:p>35.328</text:p>
          </table:table-cell>
          <table:table-cell office:value-type="float" office:value="40.456">
            <text:p>40.456</text:p>
          </table:table-cell>
          <table:table-cell table:style-name="ce1" office:value-type="float" office:value="42.787">
            <text:p>42.787</text:p>
          </table:table-cell>
          <table:table-cell table:style-name="ce1" office:value-type="float" office:value="43.284">
            <text:p>43.284</text:p>
          </table:table-cell>
          <table:table-cell table:style-name="ce1" office:value-type="float" office:value="46.463">
            <text:p>46.463</text:p>
          </table:table-cell>
          <table:table-cell office:value-type="float" office:value="48.111">
            <text:p>48.111</text:p>
          </table:table-cell>
          <table:table-cell table:style-name="ce1" office:value-type="float" office:value="70.135">
            <text:p>70.135</text:p>
          </table:table-cell>
          <table:table-cell table:style-name="ce1" office:value-type="float" office:value="87.468">
            <text:p>87.468</text:p>
          </table:table-cell>
          <table:table-cell office:value-type="float" office:value="90.256">
            <text:p>90.256</text:p>
          </table:table-cell>
          <table:table-cell table:style-name="ce1" office:value-type="float" office:value="241.07">
            <text:p>241.07</text:p>
          </table:table-cell>
          <table:table-cell table:style-name="ce1" office:value-type="float" office:value="499.077">
            <text:p>499.077</text:p>
          </table:table-cell>
          <table:table-cell/>
        </table:table-row>
        <table:table-row table:style-name="ro1">
          <table:table-cell table:style-name="Default" table:formula="of:=[.A82]+1" office:value-type="float" office:value="80">
            <text:p>80</text:p>
          </table:table-cell>
          <table:table-cell office:value-type="string">
            <text:p>nfcapd.201511282335</text:p>
          </table:table-cell>
          <table:table-cell office:value-type="float" office:value="35.301">
            <text:p>35.301</text:p>
          </table:table-cell>
          <table:table-cell office:value-type="float" office:value="38.539">
            <text:p>38.539</text:p>
          </table:table-cell>
          <table:table-cell table:style-name="ce1" office:value-type="float" office:value="42.034">
            <text:p>42.034</text:p>
          </table:table-cell>
          <table:table-cell table:style-name="ce1" office:value-type="float" office:value="43.064">
            <text:p>43.064</text:p>
          </table:table-cell>
          <table:table-cell table:style-name="ce1" office:value-type="float" office:value="46.755">
            <text:p>46.755</text:p>
          </table:table-cell>
          <table:table-cell office:value-type="float" office:value="48.231">
            <text:p>48.231</text:p>
          </table:table-cell>
          <table:table-cell table:style-name="ce1" office:value-type="float" office:value="65.37">
            <text:p>65.37</text:p>
          </table:table-cell>
          <table:table-cell table:style-name="ce1" office:value-type="float" office:value="83.329">
            <text:p>83.329</text:p>
          </table:table-cell>
          <table:table-cell office:value-type="float" office:value="82.085">
            <text:p>82.085</text:p>
          </table:table-cell>
          <table:table-cell table:style-name="ce1" office:value-type="float" office:value="242.734">
            <text:p>242.734</text:p>
          </table:table-cell>
          <table:table-cell table:style-name="ce1" office:value-type="float" office:value="492.749">
            <text:p>492.749</text:p>
          </table:table-cell>
          <table:table-cell/>
        </table:table-row>
        <table:table-row table:style-name="ro1">
          <table:table-cell table:style-name="Default" table:formula="of:=[.A83]+1" office:value-type="float" office:value="81">
            <text:p>81</text:p>
          </table:table-cell>
          <table:table-cell office:value-type="string">
            <text:p>nfcapd.201511282340</text:p>
          </table:table-cell>
          <table:table-cell office:value-type="float" office:value="33.915">
            <text:p>33.915</text:p>
          </table:table-cell>
          <table:table-cell office:value-type="float" office:value="40.187">
            <text:p>40.187</text:p>
          </table:table-cell>
          <table:table-cell table:style-name="ce1" office:value-type="float" office:value="40.714">
            <text:p>40.714</text:p>
          </table:table-cell>
          <table:table-cell table:style-name="ce1" office:value-type="float" office:value="41.548">
            <text:p>41.548</text:p>
          </table:table-cell>
          <table:table-cell table:style-name="ce1" office:value-type="float" office:value="44.865">
            <text:p>44.865</text:p>
          </table:table-cell>
          <table:table-cell office:value-type="float" office:value="47.723">
            <text:p>47.723</text:p>
          </table:table-cell>
          <table:table-cell table:style-name="ce1" office:value-type="float" office:value="62.745">
            <text:p>62.745</text:p>
          </table:table-cell>
          <table:table-cell table:style-name="ce1" office:value-type="float" office:value="79.826">
            <text:p>79.826</text:p>
          </table:table-cell>
          <table:table-cell office:value-type="float" office:value="79.7">
            <text:p>79.7</text:p>
          </table:table-cell>
          <table:table-cell table:style-name="ce1" office:value-type="float" office:value="228.06">
            <text:p>228.06</text:p>
          </table:table-cell>
          <table:table-cell table:style-name="ce1" office:value-type="float" office:value="468.472">
            <text:p>468.472</text:p>
          </table:table-cell>
          <table:table-cell/>
        </table:table-row>
        <table:table-row table:style-name="ro1">
          <table:table-cell table:style-name="Default" table:formula="of:=[.A84]+1" office:value-type="float" office:value="82">
            <text:p>82</text:p>
          </table:table-cell>
          <table:table-cell office:value-type="string">
            <text:p>nfcapd.201511282345</text:p>
          </table:table-cell>
          <table:table-cell office:value-type="float" office:value="32.702">
            <text:p>32.702</text:p>
          </table:table-cell>
          <table:table-cell office:value-type="float" office:value="37.398">
            <text:p>37.398</text:p>
          </table:table-cell>
          <table:table-cell table:style-name="ce1" office:value-type="float" office:value="39.197">
            <text:p>39.197</text:p>
          </table:table-cell>
          <table:table-cell table:style-name="ce1" office:value-type="float" office:value="40.067">
            <text:p>40.067</text:p>
          </table:table-cell>
          <table:table-cell table:style-name="ce1" office:value-type="float" office:value="42.207">
            <text:p>42.207</text:p>
          </table:table-cell>
          <table:table-cell/>
          <table:table-cell table:style-name="ce1" office:value-type="float" office:value="60.89">
            <text:p>60.89</text:p>
          </table:table-cell>
          <table:table-cell table:style-name="ce1" office:value-type="float" office:value="80.354">
            <text:p>80.354</text:p>
          </table:table-cell>
          <table:table-cell office:value-type="float" office:value="80.521">
            <text:p>80.521</text:p>
          </table:table-cell>
          <table:table-cell table:style-name="ce1" office:value-type="float" office:value="220.977">
            <text:p>220.977</text:p>
          </table:table-cell>
          <table:table-cell table:style-name="ce1" office:value-type="float" office:value="458.255">
            <text:p>458.255</text:p>
          </table:table-cell>
          <table:table-cell/>
        </table:table-row>
        <table:table-row table:style-name="ro1">
          <table:table-cell table:style-name="Default" table:formula="of:=[.A85]+1" office:value-type="float" office:value="83">
            <text:p>83</text:p>
          </table:table-cell>
          <table:table-cell office:value-type="string">
            <text:p>nfcapd.201511282350</text:p>
          </table:table-cell>
          <table:table-cell office:value-type="float" office:value="33.044">
            <text:p>33.044</text:p>
          </table:table-cell>
          <table:table-cell office:value-type="float" office:value="37.977">
            <text:p>37.977</text:p>
          </table:table-cell>
          <table:table-cell table:style-name="ce1" office:value-type="float" office:value="38.793">
            <text:p>38.793</text:p>
          </table:table-cell>
          <table:table-cell table:style-name="ce1" office:value-type="float" office:value="40.126">
            <text:p>40.126</text:p>
          </table:table-cell>
          <table:table-cell table:style-name="ce1" office:value-type="float" office:value="43.156">
            <text:p>43.156</text:p>
          </table:table-cell>
          <table:table-cell/>
          <table:table-cell table:style-name="ce1" office:value-type="float" office:value="60.118">
            <text:p>60.118</text:p>
          </table:table-cell>
          <table:table-cell table:style-name="ce1" office:value-type="float" office:value="78.682">
            <text:p>78.682</text:p>
          </table:table-cell>
          <table:table-cell office:value-type="float" office:value="82.493">
            <text:p>82.493</text:p>
          </table:table-cell>
          <table:table-cell table:style-name="ce1" office:value-type="float" office:value="221.099">
            <text:p>221.099</text:p>
          </table:table-cell>
          <table:table-cell table:style-name="ce1" office:value-type="float" office:value="459.046">
            <text:p>459.046</text:p>
          </table:table-cell>
          <table:table-cell/>
        </table:table-row>
        <table:table-row table:style-name="ro1">
          <table:table-cell table:style-name="Default" table:formula="of:=[.A86]+1" office:value-type="float" office:value="84">
            <text:p>84</text:p>
          </table:table-cell>
          <table:table-cell office:value-type="string">
            <text:p>nfcapd.201511282355</text:p>
          </table:table-cell>
          <table:table-cell office:value-type="float" office:value="34.162">
            <text:p>34.162</text:p>
          </table:table-cell>
          <table:table-cell office:value-type="float" office:value="36.293">
            <text:p>36.293</text:p>
          </table:table-cell>
          <table:table-cell table:style-name="ce1" office:value-type="float" office:value="37.989">
            <text:p>37.989</text:p>
          </table:table-cell>
          <table:table-cell table:style-name="ce1" office:value-type="float" office:value="39.733">
            <text:p>39.733</text:p>
          </table:table-cell>
          <table:table-cell table:style-name="ce1" office:value-type="float" office:value="42.459">
            <text:p>42.459</text:p>
          </table:table-cell>
          <table:table-cell/>
          <table:table-cell table:style-name="ce1" office:value-type="float" office:value="64.559">
            <text:p>64.559</text:p>
          </table:table-cell>
          <table:table-cell table:style-name="ce1" office:value-type="float" office:value="80.383">
            <text:p>80.383</text:p>
          </table:table-cell>
          <table:table-cell/>
          <table:table-cell table:style-name="ce1" office:value-type="float" office:value="221.93">
            <text:p>221.93</text:p>
          </table:table-cell>
          <table:table-cell table:style-name="ce1" office:value-type="float" office:value="454.507">
            <text:p>454.507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>
            <text:p>AVG</text:p>
          </table:table-cell>
          <table:table-cell table:style-name="ce6" table:formula="of:=AVERAGE([.C4:.C87])" office:value-type="float" office:value="55.5444642857143">
            <text:p>55.5444642857</text:p>
          </table:table-cell>
          <table:table-cell table:style-name="ce6" table:formula="of:=AVERAGE([.D4:.D87])" office:value-type="float" office:value="63.7568452380952">
            <text:p>63.7568452381</text:p>
          </table:table-cell>
          <table:table-cell table:style-name="ce6" table:formula="of:=AVERAGE([.E4:.E87])" office:value-type="float" office:value="65.7117023809524">
            <text:p>65.711702381</text:p>
          </table:table-cell>
          <table:table-cell table:style-name="ce6" table:formula="of:=AVERAGE([.F4:.F87])" office:value-type="float" office:value="67.6830476190476">
            <text:p>67.683047619</text:p>
          </table:table-cell>
          <table:table-cell table:style-name="ce6"/>
          <table:table-cell table:style-name="ce5"/>
          <table:table-cell table:style-name="ce6" table:number-columns-repeated="2"/>
          <table:table-cell table:style-name="ce6" table:formula="of:=AVERAGE([.K4:.K87])" office:value-type="float" office:value="134.856180722892">
            <text:p>134.8561807229</text:p>
          </table:table-cell>
          <table:table-cell table:style-name="ce5" table:formula="of:=AVERAGE([.L4:.L87])" office:value-type="float" office:value="343.3145">
            <text:p>343.314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" office:value-type="string">
            <text:p>MEDIAN</text:p>
          </table:table-cell>
          <table:table-cell table:style-name="ce5" table:formula="of:=MEDIAN([.C4:.C87])" office:value-type="float" office:value="38.7605">
            <text:p>38.7605</text:p>
          </table:table-cell>
          <table:table-cell table:style-name="ce5" table:formula="of:=MEDIAN([.D4:.D87])" office:value-type="float" office:value="44.5155">
            <text:p>44.5155</text:p>
          </table:table-cell>
          <table:table-cell table:style-name="ce5" table:formula="of:=MEDIAN([.E4:.E87])" office:value-type="float" office:value="46.4895">
            <text:p>46.4895</text:p>
          </table:table-cell>
          <table:table-cell table:style-name="ce5" table:formula="of:=MEDIAN([.F4:.F87])" office:value-type="float" office:value="47.6495">
            <text:p>47.6495</text:p>
          </table:table-cell>
          <table:table-cell table:style-name="ce5" table:number-columns-repeated="4"/>
          <table:table-cell table:style-name="ce5" table:formula="of:=MEDIAN([.K4:.K87])" office:value-type="float" office:value="97.132">
            <text:p>97.132</text:p>
          </table:table-cell>
          <table:table-cell table:style-name="ce5" table:formula="of:=MEDIAN([.L4:.L87])" office:value-type="float" office:value="241.902">
            <text:p>241.90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Default" office:value-type="float" office:value="206.456">
            <text:p>206.456</text:p>
          </table:table-cell>
          <table:table-cell table:number-columns-repeated="13"/>
        </table:table-row>
        <table:table-row table:style-name="ro2">
          <table:table-cell office:value-type="string">
            <text:p>3 processed: /Users/santannajj/Desktop/DDoS-20151128/za-avond/sr33/00/nfcapd.201511290015</text:p>
          </table:table-cell>
          <table:table-cell table:style-name="ce1" office:value-type="string">
            <text:p>/home/santannajj/nfcap_npo_copy/DDoS-20151128/za-avond/sr33/00/nfcapd.201511290000</text:p>
          </table:table-cell>
          <table:table-cell table:number-columns-repeated="12"/>
        </table:table-row>
        <table:table-row table:style-name="ro2">
          <table:table-cell office:value-type="float" office:value="207.8">
            <text:p>207.8</text:p>
          </table:table-cell>
          <table:table-cell table:style-name="ce1" office:value-type="string">
            <text:p>/home/santannajj/nfcap_npo_copy/DDoS-20151128/za-avond/sr33/00/nfcapd.2015112900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 processed: /Users/santannajj/Desktop/DDoS-20151128/za-avond/sr33/00/nfcapd.201511290005</text:p>
          </table:table-cell>
          <table:table-cell table:style-name="ce1" office:value-type="string">
            <text:p>/home/santannajj/nfcap_npo_copy/DDoS-20151128/za-avond/sr33/00/nfcapd.2015112900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222.441">
            <text:p>222.441</text:p>
          </table:table-cell>
          <table:table-cell table:style-name="ce1" office:value-type="string">
            <text:p>/home/santannajj/nfcap_npo_copy/DDoS-20151128/za-avond/sr33/00/nfcapd.2015112900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0 processed: /Users/santannajj/Desktop/DDoS-20151128/za-avond/sr33/00/nfcapd.201511290000</text:p>
          </table:table-cell>
          <table:table-cell table:style-name="ce1" office:value-type="string">
            <text:p>/home/santannajj/nfcap_npo_copy/DDoS-20151128/za-avond/sr33/00/nfcapd.2015112900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223.331">
            <text:p>223.331</text:p>
          </table:table-cell>
          <table:table-cell table:style-name="ce1" office:value-type="string">
            <text:p>/home/santannajj/nfcap_npo_copy/DDoS-20151128/za-avond/sr33/00/nfcapd.2015112900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 processed: /Users/santannajj/Desktop/DDoS-20151128/za-avond/sr33/00/nfcapd.201511290010</text:p>
          </table:table-cell>
          <table:table-cell table:style-name="ce1" office:value-type="string">
            <text:p>/home/santannajj/nfcap_npo_copy/DDoS-20151128/za-avond/sr33/00/nfcapd.2015112900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28.627">
            <text:p>128.627</text:p>
          </table:table-cell>
          <table:table-cell table:style-name="ce1" office:value-type="string">
            <text:p>/home/santannajj/nfcap_npo_copy/DDoS-20151128/za-avond/sr33/00/nfcapd.2015112900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5 processed: /Users/santannajj/Desktop/DDoS-20151128/za-avond/sr33/00/nfcapd.201511290025</text:p>
          </table:table-cell>
          <table:table-cell table:style-name="ce1" office:value-type="string">
            <text:p>/home/santannajj/nfcap_npo_copy/DDoS-20151128/za-avond/sr33/00/nfcapd.2015112900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206.945">
            <text:p>206.945</text:p>
          </table:table-cell>
          <table:table-cell table:style-name="ce1" office:value-type="string">
            <text:p>/home/santannajj/nfcap_npo_copy/DDoS-20151128/za-avond/sr33/00/nfcapd.2015112900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4 processed: /Users/santannajj/Desktop/DDoS-20151128/za-avond/sr33/00/nfcapd.201511290020</text:p>
          </table:table-cell>
          <table:table-cell table:style-name="ce1" office:value-type="string">
            <text:p>/home/santannajj/nfcap_npo_copy/DDoS-20151128/za-avond/sr33/00/nfcapd.2015112900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82.273">
            <text:p>82.273</text:p>
          </table:table-cell>
          <table:table-cell table:style-name="ce1" office:value-type="string">
            <text:p>/home/santannajj/nfcap_npo_copy/DDoS-20151128/za-avond/sr33/00/nfcapd.20151129005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8 processed: /Users/santannajj/Desktop/DDoS-20151128/za-avond/sr33/00/nfcapd.201511290040</text:p>
          </table:table-cell>
          <table:table-cell table:style-name="ce1" office:value-type="string">
            <text:p>/home/santannajj/nfcap_npo_copy/DDoS-20151128/za-avond/sr33/01/nfcapd.20151129010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52.314">
            <text:p>52.314</text:p>
          </table:table-cell>
          <table:table-cell table:style-name="ce1" office:value-type="string">
            <text:p>/home/santannajj/nfcap_npo_copy/DDoS-20151128/za-avond/sr33/01/nfcapd.2015112901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9 processed: /Users/santannajj/Desktop/DDoS-20151128/za-avond/sr33/00/nfcapd.201511290045</text:p>
          </table:table-cell>
          <table:table-cell table:style-name="ce1" office:value-type="string">
            <text:p>/home/santannajj/nfcap_npo_copy/DDoS-20151128/za-avond/sr33/01/nfcapd.2015112901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52.469">
            <text:p>52.469</text:p>
          </table:table-cell>
          <table:table-cell table:style-name="ce1" office:value-type="string">
            <text:p>/home/santannajj/nfcap_npo_copy/DDoS-20151128/za-avond/sr33/01/nfcapd.2015112901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0 processed: /Users/santannajj/Desktop/DDoS-20151128/za-avond/sr33/00/nfcapd.201511290050</text:p>
          </table:table-cell>
          <table:table-cell table:style-name="ce1" office:value-type="string">
            <text:p>/home/santannajj/nfcap_npo_copy/DDoS-20151128/za-avond/sr33/01/nfcapd.2015112901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51.688">
            <text:p>51.688</text:p>
          </table:table-cell>
          <table:table-cell table:style-name="ce1" office:value-type="string">
            <text:p>/home/santannajj/nfcap_npo_copy/DDoS-20151128/za-avond/sr33/01/nfcapd.2015112901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1 processed: /Users/santannajj/Desktop/DDoS-20151128/za-avond/sr33/00/nfcapd.201511290055</text:p>
          </table:table-cell>
          <table:table-cell table:style-name="ce1" office:value-type="string">
            <text:p>/home/santannajj/nfcap_npo_copy/DDoS-20151128/za-avond/sr33/01/nfcapd.2015112901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8.215">
            <text:p>48.215</text:p>
          </table:table-cell>
          <table:table-cell table:style-name="ce1" office:value-type="string">
            <text:p>/home/santannajj/nfcap_npo_copy/DDoS-20151128/za-avond/sr33/01/nfcapd.2015112901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2 processed: /Users/santannajj/Desktop/DDoS-20151128/za-avond/sr33/01/nfcapd.201511290100</text:p>
          </table:table-cell>
          <table:table-cell table:style-name="ce1" office:value-type="string">
            <text:p>/home/santannajj/nfcap_npo_copy/DDoS-20151128/za-avond/sr33/01/nfcapd.2015112901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5.9">
            <text:p>45.9</text:p>
          </table:table-cell>
          <table:table-cell table:style-name="ce1" office:value-type="string">
            <text:p>/home/santannajj/nfcap_npo_copy/DDoS-20151128/za-avond/sr33/01/nfcapd.2015112901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3 processed: /Users/santannajj/Desktop/DDoS-20151128/za-avond/sr33/01/nfcapd.201511290105</text:p>
          </table:table-cell>
          <table:table-cell table:style-name="ce1" office:value-type="string">
            <text:p>/home/santannajj/nfcap_npo_copy/DDoS-20151128/za-avond/sr33/01/nfcapd.2015112901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52.297">
            <text:p>52.297</text:p>
          </table:table-cell>
          <table:table-cell table:style-name="ce1" office:value-type="string">
            <text:p>/home/santannajj/nfcap_npo_copy/DDoS-20151128/za-avond/sr33/01/nfcapd.20151129015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4 processed: /Users/santannajj/Desktop/DDoS-20151128/za-avond/sr33/01/nfcapd.201511290110</text:p>
          </table:table-cell>
          <table:table-cell table:style-name="ce1" office:value-type="string">
            <text:p>/home/santannajj/nfcap_npo_copy/DDoS-20151128/za-avond/sr33/19/nfcapd.20151128190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59.395">
            <text:p>359.395</text:p>
          </table:table-cell>
          <table:table-cell table:style-name="ce1" office:value-type="string">
            <text:p>/home/santannajj/nfcap_npo_copy/DDoS-20151128/za-avond/sr33/19/nfcapd.2015112819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7 processed: /Users/santannajj/Desktop/DDoS-20151128/za-avond/sr33/00/nfcapd.201511290035</text:p>
          </table:table-cell>
          <table:table-cell table:style-name="ce1" office:value-type="string">
            <text:p>/home/santannajj/nfcap_npo_copy/DDoS-20151128/za-avond/sr33/19/nfcapd.2015112819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7.635">
            <text:p>47.635</text:p>
          </table:table-cell>
          <table:table-cell table:style-name="ce1" office:value-type="string">
            <text:p>/home/santannajj/nfcap_npo_copy/DDoS-20151128/za-avond/sr33/19/nfcapd.2015112819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5 processed: /Users/santannajj/Desktop/DDoS-20151128/za-avond/sr33/01/nfcapd.201511290115</text:p>
          </table:table-cell>
          <table:table-cell table:style-name="ce1" office:value-type="string">
            <text:p>/home/santannajj/nfcap_npo_copy/DDoS-20151128/za-avond/sr33/19/nfcapd.2015112819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8.481">
            <text:p>38.481</text:p>
          </table:table-cell>
          <table:table-cell table:style-name="ce1" office:value-type="string">
            <text:p>/home/santannajj/nfcap_npo_copy/DDoS-20151128/za-avond/sr33/19/nfcapd.2015112819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7 processed: /Users/santannajj/Desktop/DDoS-20151128/za-avond/sr33/01/nfcapd.201511290125</text:p>
          </table:table-cell>
          <table:table-cell table:style-name="ce1" office:value-type="string">
            <text:p>/home/santannajj/nfcap_npo_copy/DDoS-20151128/za-avond/sr33/19/nfcapd.2015112819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9.782">
            <text:p>49.782</text:p>
          </table:table-cell>
          <table:table-cell table:style-name="ce1" office:value-type="string">
            <text:p>/home/santannajj/nfcap_npo_copy/DDoS-20151128/za-avond/sr33/19/nfcapd.2015112819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6 processed: /Users/santannajj/Desktop/DDoS-20151128/za-avond/sr33/01/nfcapd.201511290120</text:p>
          </table:table-cell>
          <table:table-cell table:style-name="ce1" office:value-type="string">
            <text:p>/home/santannajj/nfcap_npo_copy/DDoS-20151128/za-avond/sr33/19/nfcapd.2015112819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8.002">
            <text:p>38.002</text:p>
          </table:table-cell>
          <table:table-cell table:style-name="ce1" office:value-type="string">
            <text:p>/home/santannajj/nfcap_npo_copy/DDoS-20151128/za-avond/sr33/19/nfcapd.2015112819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8 processed: /Users/santannajj/Desktop/DDoS-20151128/za-avond/sr33/01/nfcapd.201511290130</text:p>
          </table:table-cell>
          <table:table-cell table:style-name="ce1" office:value-type="string">
            <text:p>/home/santannajj/nfcap_npo_copy/DDoS-20151128/za-avond/sr33/19/nfcapd.2015112819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4.162">
            <text:p>44.162</text:p>
          </table:table-cell>
          <table:table-cell table:style-name="ce1" office:value-type="string">
            <text:p>/home/santannajj/nfcap_npo_copy/DDoS-20151128/za-avond/sr33/19/nfcapd.20151128195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0 processed: /Users/santannajj/Desktop/DDoS-20151128/za-avond/sr33/01/nfcapd.201511290140</text:p>
          </table:table-cell>
          <table:table-cell table:style-name="ce1" office:value-type="string">
            <text:p>/home/santannajj/nfcap_npo_copy/DDoS-20151128/za-avond/sr33/20/nfcapd.20151128200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8.876">
            <text:p>48.876</text:p>
          </table:table-cell>
          <table:table-cell table:style-name="ce1" office:value-type="string">
            <text:p>/home/santannajj/nfcap_npo_copy/DDoS-20151128/za-avond/sr33/20/nfcapd.2015112820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19 processed: /Users/santannajj/Desktop/DDoS-20151128/za-avond/sr33/01/nfcapd.201511290135</text:p>
          </table:table-cell>
          <table:table-cell table:style-name="ce1" office:value-type="string">
            <text:p>/home/santannajj/nfcap_npo_copy/DDoS-20151128/za-avond/sr33/20/nfcapd.2015112820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7.422">
            <text:p>37.422</text:p>
          </table:table-cell>
          <table:table-cell table:style-name="ce1" office:value-type="string">
            <text:p>/home/santannajj/nfcap_npo_copy/DDoS-20151128/za-avond/sr33/20/nfcapd.2015112820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1 processed: /Users/santannajj/Desktop/DDoS-20151128/za-avond/sr33/01/nfcapd.201511290145</text:p>
          </table:table-cell>
          <table:table-cell table:style-name="ce1" office:value-type="string">
            <text:p>/home/santannajj/nfcap_npo_copy/DDoS-20151128/za-avond/sr33/20/nfcapd.2015112820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479.232">
            <text:p>479.232</text:p>
          </table:table-cell>
          <table:table-cell table:style-name="ce1" office:value-type="string">
            <text:p>/home/santannajj/nfcap_npo_copy/DDoS-20151128/za-avond/sr33/20/nfcapd.2015112820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6 processed: /Users/santannajj/Desktop/DDoS-20151128/za-avond/sr33/00/nfcapd.201511290030</text:p>
          </table:table-cell>
          <table:table-cell table:style-name="ce1" office:value-type="string">
            <text:p>/home/santannajj/nfcap_npo_copy/DDoS-20151128/za-avond/sr33/20/nfcapd.2015112820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7.743">
            <text:p>37.743</text:p>
          </table:table-cell>
          <table:table-cell table:style-name="ce1" office:value-type="string">
            <text:p>/home/santannajj/nfcap_npo_copy/DDoS-20151128/za-avond/sr33/20/nfcapd.2015112820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2 processed: /Users/santannajj/Desktop/DDoS-20151128/za-avond/sr33/01/nfcapd.201511290150</text:p>
          </table:table-cell>
          <table:table-cell table:style-name="ce1" office:value-type="string">
            <text:p>/home/santannajj/nfcap_npo_copy/DDoS-20151128/za-avond/sr33/20/nfcapd.2015112820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9.078">
            <text:p>39.078</text:p>
          </table:table-cell>
          <table:table-cell table:style-name="ce1" office:value-type="string">
            <text:p>/home/santannajj/nfcap_npo_copy/DDoS-20151128/za-avond/sr33/20/nfcapd.2015112820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3 processed: /Users/santannajj/Desktop/DDoS-20151128/za-avond/sr33/01/nfcapd.201511290155</text:p>
          </table:table-cell>
          <table:table-cell table:style-name="ce1" office:value-type="string">
            <text:p>/home/santannajj/nfcap_npo_copy/DDoS-20151128/za-avond/sr33/20/nfcapd.2015112820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40.342">
            <text:p>140.342</text:p>
          </table:table-cell>
          <table:table-cell table:style-name="ce1" office:value-type="string">
            <text:p>/home/santannajj/nfcap_npo_copy/DDoS-20151128/za-avond/sr33/20/nfcapd.20151128205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4 processed: /Users/santannajj/Desktop/DDoS-20151128/za-avond/sr33/19/nfcapd.201511281900</text:p>
          </table:table-cell>
          <table:table-cell table:style-name="ce1" office:value-type="string">
            <text:p>/home/santannajj/nfcap_npo_copy/DDoS-20151128/za-avond/sr33/21/nfcapd.20151128210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34.957">
            <text:p>134.957</text:p>
          </table:table-cell>
          <table:table-cell table:style-name="ce1" office:value-type="string">
            <text:p>/home/santannajj/nfcap_npo_copy/DDoS-20151128/za-avond/sr33/21/nfcapd.2015112821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6 processed: /Users/santannajj/Desktop/DDoS-20151128/za-avond/sr33/19/nfcapd.201511281910</text:p>
          </table:table-cell>
          <table:table-cell table:style-name="ce1" office:value-type="string">
            <text:p>/home/santannajj/nfcap_npo_copy/DDoS-20151128/za-avond/sr33/21/nfcapd.2015112821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43.151">
            <text:p>143.151</text:p>
          </table:table-cell>
          <table:table-cell table:style-name="ce1" office:value-type="string">
            <text:p>/home/santannajj/nfcap_npo_copy/DDoS-20151128/za-avond/sr33/21/nfcapd.2015112821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5 processed: /Users/santannajj/Desktop/DDoS-20151128/za-avond/sr33/19/nfcapd.201511281905</text:p>
          </table:table-cell>
          <table:table-cell table:style-name="ce1" office:value-type="string">
            <text:p>/home/santannajj/nfcap_npo_copy/DDoS-20151128/za-avond/sr33/21/nfcapd.2015112821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46.351">
            <text:p>146.351</text:p>
          </table:table-cell>
          <table:table-cell table:style-name="ce1" office:value-type="string">
            <text:p>/home/santannajj/nfcap_npo_copy/DDoS-20151128/za-avond/sr33/21/nfcapd.2015112821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7 processed: /Users/santannajj/Desktop/DDoS-20151128/za-avond/sr33/19/nfcapd.201511281915</text:p>
          </table:table-cell>
          <table:table-cell table:style-name="ce1" office:value-type="string">
            <text:p>/home/santannajj/nfcap_npo_copy/DDoS-20151128/za-avond/sr33/21/nfcapd.2015112821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37.643">
            <text:p>137.643</text:p>
          </table:table-cell>
          <table:table-cell table:style-name="ce1" office:value-type="string">
            <text:p>/home/santannajj/nfcap_npo_copy/DDoS-20151128/za-avond/sr33/21/nfcapd.2015112821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8 processed: /Users/santannajj/Desktop/DDoS-20151128/za-avond/sr33/19/nfcapd.201511281920</text:p>
          </table:table-cell>
          <table:table-cell table:style-name="ce1" office:value-type="string">
            <text:p>/home/santannajj/nfcap_npo_copy/DDoS-20151128/za-avond/sr33/21/nfcapd.2015112821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37.126">
            <text:p>137.126</text:p>
          </table:table-cell>
          <table:table-cell table:style-name="ce1" office:value-type="string">
            <text:p>/home/santannajj/nfcap_npo_copy/DDoS-20151128/za-avond/sr33/21/nfcapd.2015112821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29 processed: /Users/santannajj/Desktop/DDoS-20151128/za-avond/sr33/19/nfcapd.201511281925</text:p>
          </table:table-cell>
          <table:table-cell table:style-name="ce1" office:value-type="string">
            <text:p>/home/santannajj/nfcap_npo_copy/DDoS-20151128/za-avond/sr33/21/nfcapd.2015112821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43.676">
            <text:p>143.676</text:p>
          </table:table-cell>
          <table:table-cell table:style-name="ce1" office:value-type="string">
            <text:p>/home/santannajj/nfcap_npo_copy/DDoS-20151128/za-avond/sr33/21/nfcapd.20151128215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0 processed: /Users/santannajj/Desktop/DDoS-20151128/za-avond/sr33/19/nfcapd.201511281930</text:p>
          </table:table-cell>
          <table:table-cell table:style-name="ce1" office:value-type="string">
            <text:p>/home/santannajj/nfcap_npo_copy/DDoS-20151128/za-avond/sr33/22/nfcapd.20151128220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59.247">
            <text:p>159.247</text:p>
          </table:table-cell>
          <table:table-cell table:style-name="ce1" office:value-type="string">
            <text:p>/home/santannajj/nfcap_npo_copy/DDoS-20151128/za-avond/sr33/22/nfcapd.2015112822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1 processed: /Users/santannajj/Desktop/DDoS-20151128/za-avond/sr33/19/nfcapd.201511281935</text:p>
          </table:table-cell>
          <table:table-cell table:style-name="ce1" office:value-type="string">
            <text:p>/home/santannajj/nfcap_npo_copy/DDoS-20151128/za-avond/sr33/22/nfcapd.2015112822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33.214">
            <text:p>133.214</text:p>
          </table:table-cell>
          <table:table-cell table:style-name="ce1" office:value-type="string">
            <text:p>/home/santannajj/nfcap_npo_copy/DDoS-20151128/za-avond/sr33/22/nfcapd.2015112822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2 processed: /Users/santannajj/Desktop/DDoS-20151128/za-avond/sr33/19/nfcapd.201511281940</text:p>
          </table:table-cell>
          <table:table-cell table:style-name="ce1" office:value-type="string">
            <text:p>/home/santannajj/nfcap_npo_copy/DDoS-20151128/za-avond/sr33/22/nfcapd.2015112822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219.791">
            <text:p>219.791</text:p>
          </table:table-cell>
          <table:table-cell table:style-name="ce1" office:value-type="string">
            <text:p>/home/santannajj/nfcap_npo_copy/DDoS-20151128/za-avond/sr33/22/nfcapd.2015112822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3 processed: /Users/santannajj/Desktop/DDoS-20151128/za-avond/sr33/19/nfcapd.201511281945</text:p>
          </table:table-cell>
          <table:table-cell table:style-name="ce1" office:value-type="string">
            <text:p>/home/santannajj/nfcap_npo_copy/DDoS-20151128/za-avond/sr33/22/nfcapd.2015112822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649.312">
            <text:p>649.312</text:p>
          </table:table-cell>
          <table:table-cell table:style-name="ce1" office:value-type="string">
            <text:p>/home/santannajj/nfcap_npo_copy/DDoS-20151128/za-avond/sr33/22/nfcapd.2015112822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6 processed: /Users/santannajj/Desktop/DDoS-20151128/za-avond/sr33/20/nfcapd.201511282000</text:p>
          </table:table-cell>
          <table:table-cell table:style-name="ce1" office:value-type="string">
            <text:p>/home/santannajj/nfcap_npo_copy/DDoS-20151128/za-avond/sr33/22/nfcapd.2015112822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627.454">
            <text:p>627.454</text:p>
          </table:table-cell>
          <table:table-cell table:style-name="ce1" office:value-type="string">
            <text:p>/home/santannajj/nfcap_npo_copy/DDoS-20151128/za-avond/sr33/22/nfcapd.2015112822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7 processed: /Users/santannajj/Desktop/DDoS-20151128/za-avond/sr33/20/nfcapd.201511282005</text:p>
          </table:table-cell>
          <table:table-cell table:style-name="ce1" office:value-type="string">
            <text:p>/home/santannajj/nfcap_npo_copy/DDoS-20151128/za-avond/sr33/22/nfcapd.2015112822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817.852">
            <text:p>817.852</text:p>
          </table:table-cell>
          <table:table-cell table:style-name="ce1" office:value-type="string">
            <text:p>/home/santannajj/nfcap_npo_copy/DDoS-20151128/za-avond/sr33/22/nfcapd.20151128225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5 processed: /Users/santannajj/Desktop/DDoS-20151128/za-avond/sr33/19/nfcapd.201511281955</text:p>
          </table:table-cell>
          <table:table-cell table:style-name="ce1" office:value-type="string">
            <text:p>/home/santannajj/nfcap_npo_copy/DDoS-20151128/za-avond/sr33/23/nfcapd.20151128230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900.277">
            <text:p>900.277</text:p>
          </table:table-cell>
          <table:table-cell table:style-name="ce1" office:value-type="string">
            <text:p>/home/santannajj/nfcap_npo_copy/DDoS-20151128/za-avond/sr33/23/nfcapd.20151128230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4 processed: /Users/santannajj/Desktop/DDoS-20151128/za-avond/sr33/19/nfcapd.201511281950</text:p>
          </table:table-cell>
          <table:table-cell table:style-name="ce1" office:value-type="string">
            <text:p>/home/santannajj/nfcap_npo_copy/DDoS-20151128/za-avond/sr33/23/nfcapd.20151128231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55.981">
            <text:p>155.981</text:p>
          </table:table-cell>
          <table:table-cell table:style-name="ce1" office:value-type="string">
            <text:p>/home/santannajj/nfcap_npo_copy/DDoS-20151128/za-avond/sr33/23/nfcapd.20151128231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8 processed: /Users/santannajj/Desktop/DDoS-20151128/za-avond/sr33/20/nfcapd.201511282010</text:p>
          </table:table-cell>
          <table:table-cell table:style-name="ce1" office:value-type="string">
            <text:p>/home/santannajj/nfcap_npo_copy/DDoS-20151128/za-avond/sr33/23/nfcapd.20151128232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47.473">
            <text:p>147.473</text:p>
          </table:table-cell>
          <table:table-cell table:style-name="ce1" office:value-type="string">
            <text:p>/home/santannajj/nfcap_npo_copy/DDoS-20151128/za-avond/sr33/23/nfcapd.20151128232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39 processed: /Users/santannajj/Desktop/DDoS-20151128/za-avond/sr33/20/nfcapd.201511282015</text:p>
          </table:table-cell>
          <table:table-cell table:style-name="ce1" office:value-type="string">
            <text:p>/home/santannajj/nfcap_npo_copy/DDoS-20151128/za-avond/sr33/23/nfcapd.20151128233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58.034">
            <text:p>158.034</text:p>
          </table:table-cell>
          <table:table-cell table:style-name="ce1" office:value-type="string">
            <text:p>/home/santannajj/nfcap_npo_copy/DDoS-20151128/za-avond/sr33/23/nfcapd.20151128233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40 processed: /Users/santannajj/Desktop/DDoS-20151128/za-avond/sr33/20/nfcapd.201511282020</text:p>
          </table:table-cell>
          <table:table-cell table:style-name="ce1" office:value-type="string">
            <text:p>/home/santannajj/nfcap_npo_copy/DDoS-20151128/za-avond/sr33/23/nfcapd.20151128234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204.184">
            <text:p>204.184</text:p>
          </table:table-cell>
          <table:table-cell table:style-name="ce1" office:value-type="string">
            <text:p>/home/santannajj/nfcap_npo_copy/DDoS-20151128/za-avond/sr33/23/nfcapd.201511282345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41 processed: /Users/santannajj/Desktop/DDoS-20151128/za-avond/sr33/20/nfcapd.201511282025</text:p>
          </table:table-cell>
          <table:table-cell table:style-name="ce1" office:value-type="string">
            <text:p>/home/santannajj/nfcap_npo_copy/DDoS-20151128/za-avond/sr33/23/nfcapd.201511282350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324.876">
            <text:p>324.876</text:p>
          </table:table-cell>
          <table:table-cell table:style-name="ce1" office:value-type="string">
            <text:p>/home/santannajj/nfcap_npo_copy/DDoS-20151128/za-avond/sr33/23/nfcapd.20151128235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>
            <text:p>44 processed: /Users/santannajj/Desktop/DDoS-20151128/za-avond/sr33/20/nfcapd.20151128204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459.115">
            <text:p>459.11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2 processed: /Users/santannajj/Desktop/DDoS-20151128/za-avond/sr33/20/nfcapd.20151128203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25.168">
            <text:p>325.16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5 processed: /Users/santannajj/Desktop/DDoS-20151128/za-avond/sr33/20/nfcapd.20151128204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751.902">
            <text:p>751.902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3 processed: /Users/santannajj/Desktop/DDoS-20151128/za-avond/sr33/20/nfcapd.20151128203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46.5">
            <text:p>846.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6 processed: /Users/santannajj/Desktop/DDoS-20151128/za-avond/sr33/20/nfcapd.20151128205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02.664">
            <text:p>802.66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7 processed: /Users/santannajj/Desktop/DDoS-20151128/za-avond/sr33/20/nfcapd.20151128205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799.534">
            <text:p>799.53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8 processed: /Users/santannajj/Desktop/DDoS-20151128/za-avond/sr33/21/nfcapd.20151128210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93.826">
            <text:p>893.826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49 processed: /Users/santannajj/Desktop/DDoS-20151128/za-avond/sr33/21/nfcapd.20151128210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902.635">
            <text:p>902.63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1 processed: /Users/santannajj/Desktop/DDoS-20151128/za-avond/sr33/21/nfcapd.20151128211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61.946">
            <text:p>861.946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2 processed: /Users/santannajj/Desktop/DDoS-20151128/za-avond/sr33/21/nfcapd.20151128212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924.012">
            <text:p>924.012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0 processed: /Users/santannajj/Desktop/DDoS-20151128/za-avond/sr33/21/nfcapd.20151128211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83.379">
            <text:p>883.379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3 processed: /Users/santannajj/Desktop/DDoS-20151128/za-avond/sr33/21/nfcapd.20151128212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460.984">
            <text:p>460.98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5 processed: /Users/santannajj/Desktop/DDoS-20151128/za-avond/sr33/21/nfcapd.20151128213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597.098">
            <text:p>597.09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6 processed: /Users/santannajj/Desktop/DDoS-20151128/za-avond/sr33/21/nfcapd.20151128214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737.534">
            <text:p>737.53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4 processed: /Users/santannajj/Desktop/DDoS-20151128/za-avond/sr33/21/nfcapd.20151128213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1218.133">
            <text:p>1218.133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7 processed: /Users/santannajj/Desktop/DDoS-20151128/za-avond/sr33/21/nfcapd.20151128214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1198.928">
            <text:p>1198.92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8 processed: /Users/santannajj/Desktop/DDoS-20151128/za-avond/sr33/21/nfcapd.20151128215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1078.975">
            <text:p>1078.97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0 processed: /Users/santannajj/Desktop/DDoS-20151128/za-avond/sr33/22/nfcapd.20151128220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1231.62">
            <text:p>1231.62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59 processed: /Users/santannajj/Desktop/DDoS-20151128/za-avond/sr33/21/nfcapd.20151128215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473.939">
            <text:p>473.939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1 processed: /Users/santannajj/Desktop/DDoS-20151128/za-avond/sr33/22/nfcapd.20151128220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614.913">
            <text:p>2614.913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2 processed: /Users/santannajj/Desktop/DDoS-20151128/za-avond/sr33/22/nfcapd.20151128221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739.001">
            <text:p>2739.001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3 processed: /Users/santannajj/Desktop/DDoS-20151128/za-avond/sr33/22/nfcapd.20151128221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739.512">
            <text:p>2739.512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4 processed: /Users/santannajj/Desktop/DDoS-20151128/za-avond/sr33/22/nfcapd.20151128222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724.891">
            <text:p>2724.891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5 processed: /Users/santannajj/Desktop/DDoS-20151128/za-avond/sr33/22/nfcapd.20151128222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56.521">
            <text:p>856.521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6 processed: /Users/santannajj/Desktop/DDoS-20151128/za-avond/sr33/22/nfcapd.20151128223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588.528">
            <text:p>588.52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7 processed: /Users/santannajj/Desktop/DDoS-20151128/za-avond/sr33/22/nfcapd.20151128223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467.609">
            <text:p>467.609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9 processed: /Users/santannajj/Desktop/DDoS-20151128/za-avond/sr33/22/nfcapd.20151128224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803.534">
            <text:p>803.53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68 processed: /Users/santannajj/Desktop/DDoS-20151128/za-avond/sr33/22/nfcapd.20151128224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43.748">
            <text:p>343.74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0 processed: /Users/santannajj/Desktop/DDoS-20151128/za-avond/sr33/22/nfcapd.20151128225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47.897">
            <text:p>347.897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1 processed: /Users/santannajj/Desktop/DDoS-20151128/za-avond/sr33/22/nfcapd.20151128225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56.622">
            <text:p>356.622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2 processed: /Users/santannajj/Desktop/DDoS-20151128/za-avond/sr33/23/nfcapd.20151128230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89.653">
            <text:p>389.653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3 processed: /Users/santannajj/Desktop/DDoS-20151128/za-avond/sr33/23/nfcapd.20151128230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54.849">
            <text:p>354.849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5 processed: /Users/santannajj/Desktop/DDoS-20151128/za-avond/sr33/23/nfcapd.20151128231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384.439">
            <text:p>384.439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4 processed: /Users/santannajj/Desktop/DDoS-20151128/za-avond/sr33/23/nfcapd.20151128231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87.04">
            <text:p>287.0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8 processed: /Users/santannajj/Desktop/DDoS-20151128/za-avond/sr33/23/nfcapd.20151128233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88.238">
            <text:p>288.23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9 processed: /Users/santannajj/Desktop/DDoS-20151128/za-avond/sr33/23/nfcapd.20151128233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646.895">
            <text:p>646.89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6 processed: /Users/santannajj/Desktop/DDoS-20151128/za-avond/sr33/23/nfcapd.20151128232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39.53">
            <text:p>239.53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80 processed: /Users/santannajj/Desktop/DDoS-20151128/za-avond/sr33/23/nfcapd.20151128234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225.634">
            <text:p>225.634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81 processed: /Users/santannajj/Desktop/DDoS-20151128/za-avond/sr33/23/nfcapd.20151128234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621.206">
            <text:p>621.206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77 processed: /Users/santannajj/Desktop/DDoS-20151128/za-avond/sr33/23/nfcapd.20151128232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146.098">
            <text:p>146.09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82 processed: /Users/santannajj/Desktop/DDoS-20151128/za-avond/sr33/23/nfcapd.20151128235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float" office:value="107.168">
            <text:p>107.168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83 processed: /Users/santannajj/Desktop/DDoS-20151128/za-avond/sr33/23/nfcapd.201511282355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done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office:value-type="string">
            <text:p>done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>
            <text:p>real</text:p>
          </table:table-cell>
          <table:table-cell office:value-type="string">
            <text:p>175m48.044s</text:p>
          </table:table-cell>
          <table:table-cell table:number-columns-repeated="12"/>
        </table:table-row>
        <table:table-row table:style-name="ro1">
          <table:table-cell office:value-type="string">
            <text:p>user</text:p>
          </table:table-cell>
          <table:table-cell office:value-type="string">
            <text:p>491m21.245s</text:p>
          </table:table-cell>
          <table:table-cell table:number-columns-repeated="12"/>
        </table:table-row>
        <table:table-row table:style-name="ro1">
          <table:table-cell office:value-type="string">
            <text:p>sys</text:p>
          </table:table-cell>
          <table:table-cell office:value-type="string">
            <text:p>3m2.429s</text:p>
          </table:table-cell>
          <table:table-cell table:number-columns-repeated="12"/>
        </table:table-row>
        <table:table-row table:style-name="ro1" table:number-rows-repeated="1048312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name="__Anonymous_Sheet_DB__0" table:target-range-address="Sheet1.A92:Sheet1.B2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2/28/2016</text:date>, <text:time>11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1:19:39.412577187</meta:creation-date>
    <dc:date>2016-02-28T11:14:55</dc:date>
    <meta:editing-duration>PT2H8M17S</meta:editing-duration>
    <meta:editing-cycles>5</meta:editing-cycles>
    <meta:generator>OpenOffice/4.1.1$Unix OpenOffice.org_project/411m6$Build-9775</meta:generator>
    <dc:creator>Jair Santanna</dc:creator>
    <meta:document-statistic meta:table-count="1" meta:cell-count="1397" meta:object-count="0"/>
  </office:meta>
</office:document-meta>
</file>